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0492in"/>
    </style:style>
    <style:style style:name="co2" style:family="table-column">
      <style:table-column-properties fo:break-before="auto" style:column-width="8.280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Co-change-class</text:p>
          </table:table-cell>
          <table:table-cell office:value-type="string">
            <text:p>Violation</text:p>
          </table:table-cell>
          <table:table-cell office:value-type="string">
            <text:p>Comon-percentage</text:p>
          </table:table-cell>
          <table:table-cell office:value-type="string">
            <text:p>Common-count</text:p>
          </table:table-cell>
          <table:table-cell office:value-type="string">
            <text:p>Total(Class)</text:p>
          </table:table-cell>
        </table:table-row>
        <table:table-row table:style-name="ro2">
          <table:table-cell office:value-type="string">
            <text:p>/lucene/dev/trunk/lucene/src/java/org/apache/lucene/document/NumericField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document/NumericField.java</text:p>
          </table:table-cell>
          <table:table-cell office:value-type="string">
            <text:p>/lucene/dev/trunk/lucene/src/java/org/apache/lucene/search/NumericRangeFil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ConstValueSource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Term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store/MMapDirectory.java</text:p>
          </table:table-cell>
          <table:table-cell office:value-type="string">
            <text:p>/lucene/dev/trunk/lucene/src/java/org/apache/lucene/store/FSDirectory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tore/MMapDirectory.java</text:p>
          </table:table-cell>
          <table:table-cell office:value-type="string">
            <text:p>/lucene/dev/trunk/lucene/src/java/org/apache/lucene/store/NIOFSDirectory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index/NormsWriterPerField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NormsWriterPerField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document/Fieldabl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document/Fieldable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Multi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index/MultiRead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44.4444444444444">
            <text:p>44.444444444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java/org/apache/solr/search/function/MultiFloat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MultiFloat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distance/StringDistanceFunction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Parallel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index/ParallelRead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57.1428571428571">
            <text:p>57.14285714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misc/src/java/org/apache/lucene/index/MultiPassIndexSplitter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util/automaton/fst/FSTEnum.java</text:p>
          </table:table-cell>
          <table:table-cell office:value-type="string">
            <text:p>/lucene/dev/trunk/lucene/src/java/org/apache/lucene/util/automaton/fst/FST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distance/Haversine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distance/Haversine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IndexWri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/lucene/dev/trunk/lucene/src/java/org/apache/lucene/util/ReaderUtil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util/ReaderUtil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earch/Grouping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7.69230769230769">
            <text:p>7.69230769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/lucene/dev/trunk/lucene/src/java/org/apache/lucene/util/automaton/fst/PairOutputs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automaton/fst/PairOutputs.java</text:p>
          </table:table-cell>
          <table:table-cell office:value-type="string">
            <text:p>/lucene/dev/trunk/lucene/src/java/org/apache/lucene/util/IntsRef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ReverseOrdFieldSource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Rea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solr/src/java/org/apache/solr/search/function/TFValueSource.java</text:p>
          </table:table-cell>
          <table:table-cell office:value-type="string">
            <text:p>/lucene/dev/trunk/lucene/src/java/org/apache/lucene/search/Boolean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Directory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10.5263157894737">
            <text:p>10.526315789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lucene/src/java/org/apache/lucene/index/DirectoryRead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1.0526315789474">
            <text:p>21.052631578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lucene/src/java/org/apache/lucene/index/codecs/standard/StandardTermsDictReader.java</text:p>
          </table:table-cell>
          <table:table-cell office:value-type="string">
            <text:p>/lucene/dev/trunk/lucene/src/java/org/apache/lucene/index/codecs/standard/SimpleStandardTermsIndex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Phrase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Index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8.69565217391304">
            <text:p>8.695652173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/lucene/dev/trunk/lucene/src/java/org/apache/lucene/index/IndexRead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1.7391304347826">
            <text:p>21.739130434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/lucene/dev/trunk/lucene/src/java/org/apache/lucene/search/function/ValueSource.java</text:p>
          </table:table-cell>
          <table:table-cell office:value-type="string">
            <text:p>/lucene/dev/trunk/lucene/src/java/org/apache/lucene/search/Weight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Documents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8.69565217391304">
            <text:p>8.695652173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/lucene/dev/trunk/lucene/src/java/org/apache/lucene/search/ScoringRewrite.java</text:p>
          </table:table-cell>
          <table:table-cell office:value-type="string">
            <text:p>/lucene/dev/trunk/lucene/src/java/org/apache/lucene/search/BoostAttributeImpl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util/packed/Packed64.java</text:p>
          </table:table-cell>
          <table:table-cell office:value-type="string">
            <text:p>/lucene/dev/trunk/lucene/src/java/org/apache/lucene/util/packed/Packed32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BoostAttributeImpl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preflex/SegmentTermEnum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MaxDocValueSourc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MaxDocValueSource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ScoreCachingWrapping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preflex/PreFlexCodec.java</text:p>
          </table:table-cell>
          <table:table-cell office:value-type="string">
            <text:p>/lucene/dev/trunk/lucene/src/java/org/apache/lucene/index/codecs/preflex/PreFlexFields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SegmentMerg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1">
            <text:p>1</text:p>
          </table:table-cell>
          <table:table-cell office:value-type="float" office:value="11.7647058823529">
            <text:p>11.764705882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/lucene/dev/trunk/lucene/src/java/org/apache/lucene/index/SegmentMerg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11.7647058823529">
            <text:p>11.764705882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/lucene/dev/trunk/lucene/src/java/org/apache/lucene/util/PerReaderTermState.java</text:p>
          </table:table-cell>
          <table:table-cell office:value-type="string">
            <text:p>/lucene/dev/trunk/lucene/src/java/org/apache/lucene/index/codecs/PrefixCodedTermState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SegmentRead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/lucene/dev/trunk/lucene/src/java/org/apache/lucene/index/SegmentRead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/lucene/dev/trunk/lucene/src/java/org/apache/lucene/search/FieldCacheTerms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FieldCacheTermsFilter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util/automaton/fst/Util.java</text:p>
          </table:table-cell>
          <table:table-cell office:value-type="string">
            <text:p>/lucene/dev/trunk/lucene/src/java/org/apache/lucene/util/automaton/fst/FST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sep/SepPostingsWriterImpl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index/codecs/sep/SepPostingsWriterImpl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solr/src/java/org/apache/solr/search/function/LinearFloat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LinearFloat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distance/VectorDistance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distance/VectorDistance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Tokenizer.java</text:p>
          </table:table-cell>
          <table:table-cell office:value-type="string">
            <text:p>/lucene/dev/trunk/lucene/src/java/org/apache/lucene/search/Similarity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modules/analysis/icu/src/java/org/apache/lucene/analysis/icu/tokenattributes/ScriptAttributeImpl.java</text:p>
          </table:table-cell>
          <table:table-cell office:value-type="string">
            <text:p>/lucene/dev/trunk/lucene/src/java/org/apache/lucene/analysis/tokenattributes/CharTermAttributeImp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BoostAttribute.java</text:p>
          </table:table-cell>
          <table:table-cell office:value-type="string">
            <text:p>/lucene/dev/trunk/lucene/src/java/org/apache/lucene/document/AbstractField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BoostAttribut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IndexFileDeleter.java</text:p>
          </table:table-cell>
          <table:table-cell office:value-type="string">
            <text:p>/lucene/dev/trunk/lucene/src/java/org/apache/lucene/index/DirectoryRead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search/IndexSearch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1">
            <text:p>1</text:p>
          </table:table-cell>
          <table:table-cell office:value-type="float" office:value="11.7647058823529">
            <text:p>11.764705882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/lucene/dev/trunk/lucene/src/java/org/apache/lucene/search/IndexSearcher.java</text:p>
          </table:table-cell>
          <table:table-cell office:value-type="string">
            <text:p>/lucene/dev/trunk/lucene/contrib/lucli/src/java/lucli/LuceneMethods.java</text:p>
          </table:table-cell>
          <table:table-cell office:value-type="float" office:value="1">
            <text:p>1</text:p>
          </table:table-cell>
          <table:table-cell office:value-type="float" office:value="11.7647058823529">
            <text:p>11.764705882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/lucene/dev/trunk/solr/src/java/org/apache/solr/schema/StrFieldSource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DualFloat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DualFloat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util/IOUtils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MultiCollector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VariableGapTermsIndexReader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SortableIntField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lucene/src/java/org/apache/lucene/util/RecyclingByteBlockAllocator.java</text:p>
          </table:table-cell>
          <table:table-cell office:value-type="string">
            <text:p>/lucene/dev/trunk/lucene/src/java/org/apache/lucene/util/BytesRefHash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string">
            <text:p>/lucene/dev/trunk/lucene/src/java/org/apache/lucene/index/CheckIndex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codecs/PrefixCodedTerms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44.4444444444444">
            <text:p>44.444444444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index/BufferedDeletes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lucene/src/java/org/apache/lucene/index/BufferedDeletes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lucene/src/java/org/apache/lucene/index/TermVectorsTermsWriterPerField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MaxFloat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MaxFloat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chema/SortableFloatField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lucene/src/java/org/apache/lucene/analysis/tokenattributes/CharTermAttributeImpl.java</text:p>
          </table:table-cell>
          <table:table-cell office:value-type="string">
            <text:p>/lucene/dev/trunk/lucene/src/java/org/apache/lucene/util/AttributeImpl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analysis/tokenattributes/CharTermAttributeImpl.java</text:p>
          </table:table-cell>
          <table:table-cell office:value-type="string">
            <text:p>/lucene/dev/trunk/modules/analysis/icu/src/java/org/apache/lucene/analysis/icu/tokenattributes/ScriptAttributeImpl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tore/DataInput.java</text:p>
          </table:table-cell>
          <table:table-cell office:value-type="string">
            <text:p>/lucene/dev/trunk/lucene/src/java/org/apache/lucene/index/codecs/standard/StandardPostingsRead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SimpleFloatFunction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ollector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tore/NIOFSDirectory.java</text:p>
          </table:table-cell>
          <table:table-cell office:value-type="string">
            <text:p>/lucene/dev/trunk/lucene/src/java/org/apache/lucene/store/MMapDirector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ByteBlockPool.java</text:p>
          </table:table-cell>
          <table:table-cell office:value-type="string">
            <text:p>/lucene/dev/trunk/lucene/src/java/org/apache/lucene/util/BytesRefHash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util/BytesRefHash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util/BytesRefHash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index/CheckIndex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15.3846153846154">
            <text:p>15.384615384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/lucene/dev/trunk/lucene/src/java/org/apache/lucene/index/CheckIndex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23.0769230769231">
            <text:p>23.076923076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/lucene/dev/trunk/lucene/src/java/org/apache/lucene/index/SegmentInfos.java</text:p>
          </table:table-cell>
          <table:table-cell office:value-type="string">
            <text:p>/lucene/dev/trunk/lucene/src/java/org/apache/lucene/index/CheckIndex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lucene/src/java/org/apache/lucene/search/ExactPhrase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DocFieldProcessorPerThread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TopScoreDocCollector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QueryValueSource.java</text:p>
          </table:table-cell>
          <table:table-cell office:value-type="string">
            <text:p>/lucene/dev/trunk/lucene/src/java/org/apache/lucene/index/BufferedDeletes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util/DoubleBarrelLRUCache.java</text:p>
          </table:table-cell>
          <table:table-cell office:value-type="string">
            <text:p>/lucene/dev/trunk/lucene/src/java/org/apache/lucene/index/PerFieldCodecWrapp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ReplicationHandler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DisjunctionSum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FilterIndex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index/FilterIndexRead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45.4545454545455">
            <text:p>45.454545454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store/FSDirector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13.3333333333333">
            <text:p>13.333333333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/lucene/dev/trunk/lucene/src/java/org/apache/lucene/index/NoMergePolicy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MultiTermQueryWrapper.java</text:p>
          </table:table-cell>
          <table:table-cell office:value-type="string">
            <text:p>/lucene/dev/trunk/lucene/src/java/org/apache/lucene/search/ConstantScoreAutoRewrite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document/Document.java</text:p>
          </table:table-cell>
          <table:table-cell office:value-type="string">
            <text:p>/lucene/dev/trunk/lucene/src/java/org/apache/lucene/document/Fieldable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Term.java</text:p>
          </table:table-cell>
          <table:table-cell office:value-type="string">
            <text:p>/lucene/dev/trunk/lucene/src/java/org/apache/lucene/document/Field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Term.java</text:p>
          </table:table-cell>
          <table:table-cell office:value-type="string">
            <text:p>/lucene/dev/trunk/lucene/src/java/org/apache/lucene/index/Payload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TermQuery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search/Term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45.4545454545455">
            <text:p>45.454545454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index/codecs/preflex/PreFlexFields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index/codecs/preflex/PreFlexFields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search/function/DoubleConstValueSource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ache/EntryCreator.java</text:p>
          </table:table-cell>
          <table:table-cell office:value-type="string">
            <text:p>/lucene/dev/trunk/lucene/src/java/org/apache/lucene/search/FieldCache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TopDocs.java</text:p>
          </table:table-cell>
          <table:table-cell office:value-type="string">
            <text:p>/lucene/dev/trunk/lucene/src/java/org/apache/lucene/document/Fieldable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SortableDoubleField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index/ConcurrentMergeScheduler.java</text:p>
          </table:table-cell>
          <table:table-cell office:value-type="string">
            <text:p>/lucene/dev/trunk/lucene/src/java/org/apache/lucene/util/BytesRefHash.java</text:p>
          </table:table-cell>
          <table:table-cell office:value-type="float" office:value="1">
            <text:p>1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search/function/DocFreqValueSourc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earch/function/DocFreqValueSource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FieldInfo.java</text:p>
          </table:table-cell>
          <table:table-cell office:value-type="string">
            <text:p>/lucene/dev/trunk/lucene/src/java/org/apache/lucene/index/CheckIndex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MultiTermQuery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16.6666666666667">
            <text:p>16.66666666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search/MultiTerm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41.6666666666667">
            <text:p>41.666666666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store/ByteArrayDataInput.java</text:p>
          </table:table-cell>
          <table:table-cell office:value-type="string">
            <text:p>/lucene/dev/trunk/lucene/src/java/org/apache/lucene/index/codecs/PrefixCodedTerm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opTermsRewrite.java</text:p>
          </table:table-cell>
          <table:table-cell office:value-type="string">
            <text:p>/lucene/dev/trunk/lucene/src/java/org/apache/lucene/index/codecs/preflex/PreFlexFields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imilarit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41.6666666666667">
            <text:p>41.666666666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index/Payload.java</text:p>
          </table:table-cell>
          <table:table-cell office:value-type="string">
            <text:p>/lucene/dev/trunk/lucene/src/java/org/apache/lucene/index/Term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Payload.java</text:p>
          </table:table-cell>
          <table:table-cell office:value-type="string">
            <text:p>/lucene/dev/trunk/lucene/src/java/org/apache/lucene/util/automaton/Automaton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document/AbstractField.java</text:p>
          </table:table-cell>
          <table:table-cell office:value-type="string">
            <text:p>/lucene/dev/trunk/lucene/src/java/org/apache/lucene/document/Fieldable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document/AbstractField.java</text:p>
          </table:table-cell>
          <table:table-cell office:value-type="string">
            <text:p>/lucene/dev/trunk/lucene/src/java/org/apache/lucene/index/IndexRead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analysis/NumericTokenStream.java</text:p>
          </table:table-cell>
          <table:table-cell office:value-type="string">
            <text:p>/lucene/dev/trunk/lucene/src/java/org/apache/lucene/search/BoostAttributeImpl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TermVectorsReader.java</text:p>
          </table:table-cell>
          <table:table-cell office:value-type="string">
            <text:p>/lucene/dev/trunk/lucene/src/java/org/apache/lucene/index/SegmentMerg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earch/function/VectorValueSource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VectorValueSource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automaton/State.java</text:p>
          </table:table-cell>
          <table:table-cell office:value-type="string">
            <text:p>/lucene/dev/trunk/lucene/src/java/org/apache/lucene/index/Payload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contrib/queries/src/java/org/apache/lucene/search/BoostingQuery.java</text:p>
          </table:table-cell>
          <table:table-cell office:value-type="string">
            <text:p>/lucene/dev/trunk/lucene/src/java/org/apache/lucene/search/BooleanQuer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VectorsTermsWriter.java</text:p>
          </table:table-cell>
          <table:table-cell office:value-type="string">
            <text:p>/lucene/dev/trunk/lucene/src/java/org/apache/lucene/index/DirectoryRead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earch/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andler/component/HighlightComponent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function/LongFieldSource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spans/Span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Weight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42.8571428571429">
            <text:p>42.857142857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Weight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SegmentInfo.java</text:p>
          </table:table-cell>
          <table:table-cell office:value-type="string">
            <text:p>/lucene/dev/trunk/lucene/src/java/org/apache/lucene/index/CheckIndex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/lucene/dev/trunk/solr/src/java/org/apache/solr/search/function/ScaleFloatFunction.java</text:p>
          </table:table-cell>
          <table:table-cell office:value-type="string">
            <text:p>/lucene/dev/trunk/lucene/src/java/org/apache/lucene/search/BooleanQuery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SegmentDeletes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SegmentDeletes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FreqProxTermsWriterPerField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FieldInfos.java</text:p>
          </table:table-cell>
          <table:table-cell office:value-type="string">
            <text:p>/lucene/dev/trunk/lucene/src/java/org/apache/lucene/index/CheckIndex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tore/Directory.java</text:p>
          </table:table-cell>
          <table:table-cell office:value-type="string">
            <text:p>/lucene/dev/trunk/lucene/src/java/org/apache/lucene/index/CompoundFileRead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tore/Directory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TermState.java</text:p>
          </table:table-cell>
          <table:table-cell office:value-type="string">
            <text:p>/lucene/dev/trunk/lucene/src/java/org/apache/lucene/index/codecs/PrefixCodedTerm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imilarityDelegator.java</text:p>
          </table:table-cell>
          <table:table-cell office:value-type="string">
            <text:p>/lucene/dev/trunk/lucene/src/java/org/apache/lucene/search/Similarit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MergePolicy.java</text:p>
          </table:table-cell>
          <table:table-cell office:value-type="string">
            <text:p>/lucene/dev/trunk/lucene/src/java/org/apache/lucene/index/DirectoryReader.java</text:p>
          </table:table-cell>
          <table:table-cell office:value-type="float" office:value="1">
            <text:p>1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search/MaxNonCompetitiveBoostAttributeImpl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SlowMultiReaderWrapp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1">
            <text:p>1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SlowMultiReaderWrapp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BufferedDeletesStream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BufferedDeletesStream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pelling/IndexBasedSpellChecker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StandardBooleanQueryNode.java</text:p>
          </table:table-cell>
          <table:table-cell office:value-type="string">
            <text:p>/lucene/dev/trunk/lucene/src/java/org/apache/lucene/search/Quer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FieldsReader.java</text:p>
          </table:table-cell>
          <table:table-cell office:value-type="string">
            <text:p>/lucene/dev/trunk/lucene/src/java/org/apache/lucene/index/SegmentMerger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TermState.java</text:p>
          </table:table-cell>
          <table:table-cell office:value-type="string">
            <text:p>/lucene/dev/trunk/lucene/src/java/org/apache/lucene/index/OrdTermState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State.java</text:p>
          </table:table-cell>
          <table:table-cell office:value-type="string">
            <text:p>/lucene/dev/trunk/lucene/src/java/org/apache/lucene/index/codecs/pulsing/PulsingPostingsReaderImpl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otalHitCountCollector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StringIndexDocValues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MultiTermsEnum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pelling/FileBasedSpellChecker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ortField.java</text:p>
          </table:table-cell>
          <table:table-cell office:value-type="string">
            <text:p>/lucene/dev/trunk/lucene/src/java/org/apache/lucene/document/Field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util/automaton/Automaton.java</text:p>
          </table:table-cell>
          <table:table-cell office:value-type="string">
            <text:p>/lucene/dev/trunk/lucene/src/java/org/apache/lucene/index/Payload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util/automaton/Automaton.java</text:p>
          </table:table-cell>
          <table:table-cell office:value-type="string">
            <text:p>/lucene/dev/trunk/lucene/src/java/org/apache/lucene/index/Term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codecs/CodecProvider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15.3846153846154">
            <text:p>15.384615384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/lucene/dev/trunk/solr/src/java/org/apache/solr/handler/SnapPuller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BytesRef.java</text:p>
          </table:table-cell>
          <table:table-cell office:value-type="string">
            <text:p>/lucene/dev/trunk/lucene/src/java/org/apache/lucene/index/FreqProxTermsWriterPerField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BytesRef.java</text:p>
          </table:table-cell>
          <table:table-cell office:value-type="string">
            <text:p>/lucene/dev/trunk/lucene/src/java/org/apache/lucene/index/TermVectorsTermsWriterPerField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DocumentsWriterThreadState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DocumentsWriterThreadState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NumericRangeFilter.java</text:p>
          </table:table-cell>
          <table:table-cell office:value-type="string">
            <text:p>/lucene/dev/trunk/lucene/src/java/org/apache/lucene/analysis/NumericTokenStream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NumericRangeFilter.java</text:p>
          </table:table-cell>
          <table:table-cell office:value-type="string">
            <text:p>/lucene/dev/trunk/lucene/src/java/org/apache/lucene/document/NumericField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Query.java</text:p>
          </table:table-cell>
          <table:table-cell office:value-type="string">
            <text:p>/lucene/dev/trunk/lucene/contrib/queries/src/java/org/apache/lucene/search/Boosting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ValueSourceParser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search/ValueSourceParser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contrib/misc/src/java/org/apache/lucene/misc/LengthNormModifier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istance/HaversineConst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function/distance/HaversineConst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document/Field.java</text:p>
          </table:table-cell>
          <table:table-cell office:value-type="string">
            <text:p>/lucene/dev/trunk/lucene/src/java/org/apache/lucene/search/Similarit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SortableLongField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store/RAMDirectory.java</text:p>
          </table:table-cell>
          <table:table-cell office:value-type="string">
            <text:p>/lucene/dev/trunk/lucene/src/java/org/apache/lucene/document/Field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tore/RAMDirectory.java</text:p>
          </table:table-cell>
          <table:table-cell office:value-type="string">
            <text:p>/lucene/dev/trunk/lucene/src/java/org/apache/lucene/index/Term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earch/Sort.java</text:p>
          </table:table-cell>
          <table:table-cell office:value-type="string">
            <text:p>/lucene/dev/trunk/lucene/src/java/org/apache/lucene/document/Fieldable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DefaultSegmentInfosReader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sEnum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TermsEnum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automaton/fst/FST.java</text:p>
          </table:table-cell>
          <table:table-cell office:value-type="string">
            <text:p>/lucene/dev/trunk/lucene/src/java/org/apache/lucene/index/codecs/FixedGapTermsIndexReader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util/automaton/fst/FST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Filtered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Filtered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1">
            <text:p>1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chema/DateField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DefaultSegmentInfosWriter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DefaultSegmentInfosWriter.java</text:p>
          </table:table-cell>
          <table:table-cell office:value-type="string">
            <text:p>/lucene/dev/trunk/lucene/src/java/org/apache/lucene/index/IndexWrit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IndexWriterConfig.java</text:p>
          </table:table-cell>
          <table:table-cell office:value-type="string">
            <text:p>/lucene/dev/trunk/lucene/src/java/org/apache/lucene/index/DocumentsWriter.java</text:p>
          </table:table-cell>
          <table:table-cell office:value-type="float" office:value="1">
            <text:p>1</text:p>
          </table:table-cell>
          <table:table-cell office:value-type="float" office:value="33.3333333333333">
            <text:p>33.33333333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IndexWriterConfig.java</text:p>
          </table:table-cell>
          <table:table-cell office:value-type="string">
            <text:p>/lucene/dev/trunk/lucene/src/java/org/apache/lucene/index/DocumentsWriterThreadState.java</text:p>
          </table:table-cell>
          <table:table-cell office:value-type="float" office:value="1">
            <text:p>1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search/MaxNonCompetitiveBoostAttribute.java</text:p>
          </table:table-cell>
          <table:table-cell office:value-type="string">
            <text:p>/lucene/dev/trunk/lucene/src/java/org/apache/lucene/search/MultiTermQuery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FieldMaskingSpanQuery.java</text:p>
          </table:table-cell>
          <table:table-cell office:value-type="string">
            <text:p>/lucene/dev/trunk/lucene/src/java/org/apache/lucene/search/BooleanQuery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coreDoc.java</text:p>
          </table:table-cell>
          <table:table-cell office:value-type="string">
            <text:p>/lucene/dev/trunk/lucene/src/java/org/apache/lucene/document/Fieldable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RangeMapFloat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RangeMapFloat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MultiFields.java</text:p>
          </table:table-cell>
          <table:table-cell office:value-type="string">
            <text:p>/lucene/dev/trunk/lucene/src/java/org/apache/lucene/index/Index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istance/GeohashHaversine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distance/GeohashHaversine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ReciprocalFloatFunction.java</text:p>
          </table:table-cell>
          <table:table-cell office:value-type="string">
            <text:p>/lucene/dev/trunk/lucene/src/java/org/apache/lucene/search/IndexSearch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ReciprocalFloatFunction.java</text:p>
          </table:table-cell>
          <table:table-cell office:value-type="string">
            <text:p>/lucene/dev/trunk/lucene/src/java/org/apache/lucene/search/TermQuery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onstantScoreAutoRewrite.java</text:p>
          </table:table-cell>
          <table:table-cell office:value-type="string">
            <text:p>/lucene/dev/trunk/lucene/src/java/org/apache/lucene/search/FuzzyTermsEnum.java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ConstantScoreAutoRewrite.java</text:p>
          </table:table-cell>
          <table:table-cell office:value-type="string">
            <text:p>/lucene/dev/trunk/lucene/src/java/org/apache/lucene/search/MultiTermQuery.jav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NormsWriter.java</text:p>
          </table:table-cell>
          <table:table-cell office:value-type="string">
            <text:p>/lucene/dev/trunk/lucene/src/java/org/apache/lucene/index/DirectoryRead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NormsWriter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onjunctionScorer.java</text:p>
          </table:table-cell>
          <table:table-cell office:value-type="string">
            <text:p>/lucene/dev/trunk/lucene/src/java/org/apache/lucene/search/BooleanScor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ostingsConsumer.java</text:p>
          </table:table-cell>
          <table:table-cell office:value-type="string">
            <text:p>/lucene/dev/trunk/lucene/src/java/org/apache/lucene/index/codecs/PrefixCodedTermsReader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FloatFieldSource.java</text:p>
          </table:table-cell>
          <table:table-cell office:value-type="string">
            <text:p>/lucene/dev/trunk/lucene/src/java/org/apache/lucene/util/ReaderUtil.java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BooleanQuer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1">
            <text:p>1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search/Boolean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1">
            <text:p>1</text:p>
          </table:table-cell>
          <table:table-cell office:value-type="float" office:value="27.2727272727273">
            <text:p>27.272727272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contrib/misc/src/java/org/apache/lucene/index/IndexSplitter.java</text:p>
          </table:table-cell>
          <table:table-cell office:value-type="string">
            <text:p>/lucene/dev/trunk/lucene/src/java/org/apache/lucene/index/CheckIndex.java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misc/src/java/org/apache/lucene/index/IndexSplitter.java</text:p>
          </table:table-cell>
          <table:table-cell office:value-type="string">
            <text:p>/lucene/dev/trunk/lucene/src/java/org/apache/lucene/index/DirectoryReader.java</text:p>
          </table:table-cell>
          <table:table-cell office:value-type="float" office:value="1">
            <text:p>1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CharStream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CharStream.java</text:p>
          </table:table-cell>
          <table:table-cell office:value-type="string">
            <text:p>/lucene/dev/trunk/lucene/contrib/queryparser/src/java/org/apache/lucene/queryParser/precedence/Precedence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AbstractLuceneSpellCheck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java/org/apache/solr/spelling/AbstractLuceneSpellCheck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contrib/spatial/src/java/org/apache/lucene/spatial/tier/LatLongDistance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spatial/src/java/org/apache/lucene/spatial/tier/LatLongDistance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tandard/UAX29Tokenizer.java</text:p>
          </table:table-cell>
          <table:table-cell office:value-type="string">
            <text:p>/lucene/dev/trunk/modules/analysis/common/src/java/org/apache/lucene/analysis/en/EnglishPossessiveFil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modules/analysis/common/src/java/org/apache/lucene/analysis/standard/UAX29Tokenizer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handler/AnalysisRequestHandler.java</text:p>
          </table:table-cell>
          <table:table-cell office:value-type="string">
            <text:p>/lucene/dev/trunk/solr/src/java/org/apache/solr/handler/AnalysisRequestHandlerBas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AnalysisRequestHandler.java</text:p>
          </table:table-cell>
          <table:table-cell office:value-type="string">
            <text:p>/lucene/dev/trunk/solr/src/java/org/apache/solr/handler/SpellCheckerRequestHandl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analysis/LengthFilterFactory.java</text:p>
          </table:table-cell>
          <table:table-cell office:value-type="string">
            <text:p>/lucene/dev/trunk/solr/src/java/org/apache/solr/analysis/KeepWord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queryParser/CharStream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de/German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de/German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DictionaryCompoundWordTokenFilterFactory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payloads/PayloadTerm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42.8571428571429">
            <text:p>42.857142857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earch/payloads/PayloadTerm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solrj/org/apache/solr/client/solrj/response/FieldStatsInfo.java</text:p>
          </table:table-cell>
          <table:table-cell office:value-type="string">
            <text:p>/lucene/dev/trunk/solr/src/common/org/apache/solr/common/util/ConcurrentLRUCach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response/FieldStatsInfo.java</text:p>
          </table:table-cell>
          <table:table-cell office:value-type="string">
            <text:p>/lucene/dev/trunk/solr/src/java/org/apache/solr/handler/component/Terms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Automaton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Automaton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response/TextResponseWriter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sponse/TextResponseWriter.java</text:p>
          </table:table-cell>
          <table:table-cell office:value-type="string">
            <text:p>/lucene/dev/trunk/solr/src/java/org/apache/solr/core/RefCntRamDire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cache/EntryKey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ache/EntryKey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ataImporter.java</text:p>
          </table:table-cell>
          <table:table-cell office:value-type="string">
            <text:p>/lucene/dev/trunk/solr/contrib/dataimporthandler/src/main/java/org/apache/solr/handler/dataimport/DocBuil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ataImporter.java</text:p>
          </table:table-cell>
          <table:table-cell office:value-type="string">
            <text:p>/lucene/dev/trunk/solr/contrib/dataimporthandler/src/main/java/org/apache/solr/handler/dataimport/EntityProcessorBas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Filt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Filt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SVRequestHandler.java</text:p>
          </table:table-cell>
          <table:table-cell office:value-type="string">
            <text:p>/lucene/dev/trunk/solr/contrib/dataimporthandler/src/main/java/org/apache/solr/handler/dataimport/Solr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handler/component/ShardResponse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component/ShardResponse.java</text:p>
          </table:table-cell>
          <table:table-cell office:value-type="string">
            <text:p>/lucene/dev/trunk/solr/src/common/org/apache/solr/common/cloud/ZkNodeProp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component/DebugComponent.java</text:p>
          </table:table-cell>
          <table:table-cell office:value-type="string">
            <text:p>/lucene/dev/trunk/solr/src/common/org/apache/solr/common/util/NamedLis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handler/component/DebugComponent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common/org/apache/solr/common/cloud/ZkStateReade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ZkStateReader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loud/CloudDescripto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cloud/CloudDescriptor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snowball/Snowball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snowball/Snowball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function/MultiValueSource.java</text:p>
          </table:table-cell>
          <table:table-cell office:value-type="string">
            <text:p>/lucene/dev/trunk/lucene/src/java/org/apache/lucene/index/codecs/preflex/SegmentTermPositions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FileListEntityProcesso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FileListEntityProcesso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ConstValue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RawQParserPlugin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RawQParserPlugin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webapp/src/org/apache/solr/client/solrj/embedded/JettySolrRunner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webapp/src/org/apache/solr/client/solrj/embedded/JettySolrRunner.java</text:p>
          </table:table-cell>
          <table:table-cell office:value-type="string">
            <text:p>/lucene/dev/trunk/solr/src/java/org/apache/solr/handler/admin/CoreAdminHandl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Term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handler/component/ShardRequest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component/ShardRequest.java</text:p>
          </table:table-cell>
          <table:table-cell office:value-type="string">
            <text:p>/lucene/dev/trunk/solr/src/common/org/apache/solr/common/cloud/ZkNodeProp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TurkishLowerCase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TurkishLowerCase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params/HighlightParams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params/HighlightParams.java</text:p>
          </table:table-cell>
          <table:table-cell office:value-type="string">
            <text:p>/lucene/dev/trunk/solr/src/java/org/apache/solr/highlight/ScoreOrderFragmentsBuil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mponent/ResponseBuilder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component/ResponseBuilder.java</text:p>
          </table:table-cell>
          <table:table-cell office:value-type="string">
            <text:p>/lucene/dev/trunk/solr/src/java/org/apache/solr/handler/component/DebugComponent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Double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Double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modules/analysis/common/src/java/org/apache/lucene/analysis/fa/PersianAnalyzer.java</text:p>
          </table:table-cell>
          <table:table-cell office:value-type="string">
            <text:p>/lucene/dev/trunk/modules/analysis/common/src/java/org/apache/lucene/analysis/ar/Arabic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fa/PersianAnalyzer.java</text:p>
          </table:table-cell>
          <table:table-cell office:value-type="string">
            <text:p>/lucene/dev/trunk/modules/analysis/common/src/java/org/apache/lucene/analysis/ar/ArabicLetterTokeni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TrimFilterFactory.java</text:p>
          </table:table-cell>
          <table:table-cell office:value-type="string">
            <text:p>/lucene/dev/trunk/solr/src/java/org/apache/solr/analysis/SpanishLight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TrimFilterFactory.java</text:p>
          </table:table-cell>
          <table:table-cell office:value-type="string">
            <text:p>/lucene/dev/trunk/solr/src/java/org/apache/solr/analysis/StemmerOverride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PrefixCodedTermsWrit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codecs/PrefixCodedTerms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ByteField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chema/ByteField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earch/NumericRange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NumericRangeQuery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webapp/src/org/apache/solr/client/solrj/embedded/EmbeddedSolrServer.java</text:p>
          </table:table-cell>
          <table:table-cell office:value-type="string">
            <text:p>/lucene/dev/trunk/solr/src/java/org/apache/solr/response/BinaryResponse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queryParser/TokenMgrErro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queryParser/TokenMgrErro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request/UpdateRequest.java</text:p>
          </table:table-cell>
          <table:table-cell office:value-type="string">
            <text:p>/lucene/dev/trunk/solr/src/java/org/apache/solr/handler/XmlUpdate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solrj/org/apache/solr/client/solrj/request/UpdateRequest.java</text:p>
          </table:table-cell>
          <table:table-cell office:value-type="string">
            <text:p>/lucene/dev/trunk/solr/src/java/org/apache/solr/handler/component/SpellCheck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ThaiWordFilterFactory.java</text:p>
          </table:table-cell>
          <table:table-cell office:value-type="string">
            <text:p>/lucene/dev/trunk/solr/src/java/org/apache/solr/analysis/SnowballPorter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ThaiWordFilterFactory.java</text:p>
          </table:table-cell>
          <table:table-cell office:value-type="string">
            <text:p>/lucene/dev/trunk/solr/src/java/org/apache/solr/analysis/SpanishLight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TrieField.java</text:p>
          </table:table-cell>
          <table:table-cell office:value-type="string">
            <text:p>/lucene/dev/trunk/lucene/src/java/org/apache/lucene/index/codecs/preflex/SegmentTermPositions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lucene/src/java/org/apache/lucene/search/spans/SpanQuery.java</text:p>
          </table:table-cell>
          <table:table-cell office:value-type="string">
            <text:p>/lucene/dev/trunk/lucene/src/java/org/apache/lucene/search/payloads/PayloadNear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spans/SpanQuery.java</text:p>
          </table:table-cell>
          <table:table-cell office:value-type="string">
            <text:p>/lucene/dev/trunk/lucene/src/java/org/apache/lucene/search/payloads/PayloadTerm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PointType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PointType.java</text:p>
          </table:table-cell>
          <table:table-cell office:value-type="string">
            <text:p>/lucene/dev/trunk/solr/src/java/org/apache/solr/response/TextResponse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SortedIntDocSet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SortedIntDocSet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distance/StringDistanceFunction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analysis/ClassicFilterFactory.java</text:p>
          </table:table-cell>
          <table:table-cell office:value-type="string">
            <text:p>/lucene/dev/trunk/modules/analysis/common/src/java/org/apache/lucene/analysis/en/EnglishPossessive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analysis/ClassicFilterFactory.java</text:p>
          </table:table-cell>
          <table:table-cell office:value-type="string">
            <text:p>/lucene/dev/trunk/modules/analysis/common/src/java/org/apache/lucene/analysis/standard/StandardTokenizerImpl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TokenMgrErro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TokenMgrErro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SolrIndexSearch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7.40740740740741">
            <text:p>7.407407407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/lucene/dev/trunk/solr/src/java/org/apache/solr/search/SolrIndexSearch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7.40740740740741">
            <text:p>7.407407407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/lucene/dev/trunk/lucene/contrib/misc/src/java/org/apache/lucene/index/MultiPassIndexSplitter.java</text:p>
          </table:table-cell>
          <table:table-cell office:value-type="string">
            <text:p>/lucene/dev/trunk/lucene/contrib/misc/src/java/org/apache/lucene/misc/LengthNormModifi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VariableGapTermsIndexWrit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VariableGapTermsIndex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Double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earch/function/Double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handler/component/QueryElevationComponent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handler/component/QueryElevationComponen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earch/LuceneQueryOptimiz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LuceneQueryOptimiz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common/org/apache/solr/common/params/FacetParams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common/org/apache/solr/common/params/FacetParams.java</text:p>
          </table:table-cell>
          <table:table-cell office:value-type="string">
            <text:p>/lucene/dev/trunk/solr/src/java/org/apache/solr/handler/component/FacetCompon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codecs/standard/StandardCodec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standard/StandardCodec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util/SolrPluginUtils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/lucene/dev/trunk/solr/src/java/org/apache/solr/util/SolrPluginUtils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XPathEntityProcesso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XPathEntityProcesso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FieldCacheRange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search/FieldCacheRangeFilter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EdgeNGramTokeniz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EdgeNGramTokeniz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SolrZkClient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cloud/SolrZkClient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wordnet/src/java/org/apache/lucene/wordnet/SynLookup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wordnet/src/java/org/apache/lucene/wordnet/SynLookup.java</text:p>
          </table:table-cell>
          <table:table-cell office:value-type="string">
            <text:p>/lucene/dev/trunk/lucene/contrib/lucli/src/java/lucli/LuceneMethod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Grouping.java</text:p>
          </table:table-cell>
          <table:table-cell office:value-type="string">
            <text:p>/lucene/dev/trunk/solr/src/common/org/apache/solr/common/params/GroupParams.java</text:p>
          </table:table-cell>
          <table:table-cell office:value-type="float" office:value="0">
            <text:p>0</text:p>
          </table:table-cell>
          <table:table-cell office:value-type="float" office:value="11.5384615384615">
            <text:p>11.538461538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/lucene/dev/trunk/solr/src/java/org/apache/solr/handler/component/StatsComponent.java</text:p>
          </table:table-cell>
          <table:table-cell office:value-type="string">
            <text:p>/lucene/dev/trunk/solr/src/java/org/apache/solr/handler/Replication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mponent/StatsComponent.java</text:p>
          </table:table-cell>
          <table:table-cell office:value-type="string">
            <text:p>/lucene/dev/trunk/solr/src/java/org/apache/solr/handler/SnapPul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ReverseOrd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Tokeni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Tokeni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QueryResultKe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QueryResultKe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demo/src/java/org/apache/lucene/demo/SearchFiles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lucene/contrib/demo/src/java/org/apache/lucene/demo/SearchFiles.java</text:p>
          </table:table-cell>
          <table:table-cell office:value-type="string">
            <text:p>/lucene/dev/trunk/lucene/contrib/demo/src/java/org/apache/lucene/demo/HTMLDocument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handler/FieldAnalysisRequestHandler.java</text:p>
          </table:table-cell>
          <table:table-cell office:value-type="string">
            <text:p>/lucene/dev/trunk/solr/src/java/org/apache/solr/handler/AnalysisRequestHandlerBa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Ord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earch/function/Ord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ataConfig.java</text:p>
          </table:table-cell>
          <table:table-cell office:value-type="string">
            <text:p>/lucene/dev/trunk/solr/contrib/dataimporthandler/src/main/java/org/apache/solr/handler/dataimport/Doc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DocSet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earch/DocSet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UUIDField.java</text:p>
          </table:table-cell>
          <table:table-cell office:value-type="string">
            <text:p>/lucene/dev/trunk/solr/src/java/org/apache/solr/schema/BCDInt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UUIDField.java</text:p>
          </table:table-cell>
          <table:table-cell office:value-type="string">
            <text:p>/lucene/dev/trunk/solr/src/java/org/apache/solr/schema/Bool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ConnectionManage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ConnectionManager.java</text:p>
          </table:table-cell>
          <table:table-cell office:value-type="string">
            <text:p>/lucene/dev/trunk/solr/src/common/org/apache/solr/common/cloud/DefaultConnectionStrateg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FieldComparator.java</text:p>
          </table:table-cell>
          <table:table-cell office:value-type="string">
            <text:p>/lucene/dev/trunk/lucene/contrib/spatial/src/java/org/apache/lucene/spatial/tier/DistanceFieldComparatorSource.java</text:p>
          </table:table-cell>
          <table:table-cell office:value-type="float" office:value="0">
            <text:p>0</text:p>
          </table:table-cell>
          <table:table-cell office:value-type="float" office:value="15.3846153846154">
            <text:p>15.384615384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/lucene/dev/trunk/lucene/src/java/org/apache/lucene/search/FieldComparator.java</text:p>
          </table:table-cell>
          <table:table-cell office:value-type="string">
            <text:p>/lucene/dev/trunk/lucene/src/java/org/apache/lucene/search/TopFieldCollector.java</text:p>
          </table:table-cell>
          <table:table-cell office:value-type="float" office:value="0">
            <text:p>0</text:p>
          </table:table-cell>
          <table:table-cell office:value-type="float" office:value="15.3846153846154">
            <text:p>15.384615384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/lucene/dev/trunk/solr/src/java/org/apache/solr/request/PHP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PHP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TFValueSourc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el/Greek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el/Greek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JSONResponseWri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SegmentWriteState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index/codecs/intblock/VariableIntBlockIndexOutput.java</text:p>
          </table:table-cell>
          <table:table-cell office:value-type="string">
            <text:p>/lucene/dev/trunk/lucene/src/java/org/apache/lucene/index/codecs/intblock/FixedIntBlockIndexInput.java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index/codecs/intblock/VariableIntBlockIndexOutput.java</text:p>
          </table:table-cell>
          <table:table-cell office:value-type="string">
            <text:p>/lucene/dev/trunk/lucene/src/java/org/apache/lucene/index/codecs/intblock/FixedIntBlockIndexOutput.java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CachingSpan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search/CachingSpanFilter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codecs/pulsing/PulsingPostingsReaderImpl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lucene/src/java/org/apache/lucene/index/codecs/pulsing/PulsingPostingsReaderImpl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modules/analysis/common/src/java/org/apache/lucene/analysis/cjk/CJKAnalyz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cjk/CJK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SqlEntityProcesso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SqlEntityProcesso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Phrase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SpanQuery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SpanQueryFilter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Spanish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Spanish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MutableValueInt.java</text:p>
          </table:table-cell>
          <table:table-cell office:value-type="string">
            <text:p>/lucene/dev/trunk/solr/src/java/org/apache/solr/search/MutableValu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MutableValueInt.java</text:p>
          </table:table-cell>
          <table:table-cell office:value-type="string">
            <text:p>/lucene/dev/trunk/solr/src/java/org/apache/solr/search/MutableValueDat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fr/FrenchStemFilt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Template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Template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spans/SpanWeight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42.8571428571429">
            <text:p>42.857142857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earch/spans/SpanWeight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core/MMapDirectoryFactory.java</text:p>
          </table:table-cell>
          <table:table-cell office:value-type="string">
            <text:p>/lucene/dev/trunk/solr/src/java/org/apache/solr/core/SimpleFSDirectory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pellingOptions.java</text:p>
          </table:table-cell>
          <table:table-cell office:value-type="string">
            <text:p>/lucene/dev/trunk/solr/src/java/org/apache/solr/analysis/Classic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pellingOptions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PorterStemFilterFactory.java</text:p>
          </table:table-cell>
          <table:table-cell office:value-type="string">
            <text:p>/lucene/dev/trunk/solr/src/java/org/apache/solr/analysis/PersianChar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PorterStemFilterFactory.java</text:p>
          </table:table-cell>
          <table:table-cell office:value-type="string">
            <text:p>/lucene/dev/trunk/solr/src/java/org/apache/solr/analysis/Persian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FileDataSource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FileDataSource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function/ValueSource.java</text:p>
          </table:table-cell>
          <table:table-cell office:value-type="string">
            <text:p>/lucene/dev/trunk/lucene/src/java/org/apache/lucene/search/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payloads/PayloadNear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lucene/src/java/org/apache/lucene/search/payloads/PayloadNear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common/org/apache/solr/common/util/DateUtil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util/DateUtil.java</text:p>
          </table:table-cell>
          <table:table-cell office:value-type="string">
            <text:p>/lucene/dev/trunk/solr/src/java/org/apache/solr/util/SolrPluginUtil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Writ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codecs/standard/StandardPostings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response/BaseResponseWriter.java</text:p>
          </table:table-cell>
          <table:table-cell office:value-type="string">
            <text:p>/lucene/dev/trunk/solr/src/java/org/apache/solr/cloud/ZkControll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response/Base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hy/ArmenianAnalyzer.java</text:p>
          </table:table-cell>
          <table:table-cell office:value-type="string">
            <text:p>/lucene/dev/trunk/modules/analysis/common/src/java/org/apache/lucene/analysis/ca/Catal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hy/ArmenianAnalyzer.java</text:p>
          </table:table-cell>
          <table:table-cell office:value-type="string">
            <text:p>/lucene/dev/trunk/modules/analysis/common/src/java/org/apache/lucene/analysis/eu/Basque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SpatialBoxQParserPlugin.java</text:p>
          </table:table-cell>
          <table:table-cell office:value-type="string">
            <text:p>/lucene/dev/trunk/solr/src/java/org/apache/solr/search/SolrIndexSearch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compound/CompoundWordTokenFilterBase.java</text:p>
          </table:table-cell>
          <table:table-cell office:value-type="string">
            <text:p>/lucene/dev/trunk/modules/analysis/common/src/java/org/apache/lucene/analysis/compound/HyphenationCompoundWordToken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compound/CompoundWordTokenFilterBase.java</text:p>
          </table:table-cell>
          <table:table-cell office:value-type="string">
            <text:p>/lucene/dev/trunk/modules/analysis/common/src/java/org/apache/lucene/analysis/fr/FrenchStem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EntityProcessorWrapp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EntityProcessorWrapp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BoostAttributeImpl.java</text:p>
          </table:table-cell>
          <table:table-cell office:value-type="string">
            <text:p>/lucene/dev/trunk/lucene/src/java/org/apache/lucene/search/MaxNonCompetitiveBoostAttribute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pellCheckCollation.java</text:p>
          </table:table-cell>
          <table:table-cell office:value-type="string">
            <text:p>/lucene/dev/trunk/solr/src/java/org/apache/solr/spelling/PossibilityIterat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pellCheckCollation.java</text:p>
          </table:table-cell>
          <table:table-cell office:value-type="string">
            <text:p>/lucene/dev/trunk/solr/src/java/org/apache/solr/spelling/RankedSpellPossibilit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common/org/apache/solr/common/cloud/ZooKeeperException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ZooKeeperException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FrenchMinimal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FrenchMinimal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uggest/tst/TSTAutocomplete.java</text:p>
          </table:table-cell>
          <table:table-cell office:value-type="string">
            <text:p>/lucene/dev/trunk/solr/src/java/org/apache/solr/handler/component/SpellCheckComponent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uggest/tst/TSTAutocomplete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mponent/SearchHandler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component/SearchHandler.java</text:p>
          </table:table-cell>
          <table:table-cell office:value-type="string">
            <text:p>/lucene/dev/trunk/solr/src/java/org/apache/solr/handler/MoreLikeThisHandl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component/TermVectorComponen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handler/component/TermVectorComponent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handler/XMLLoader.java</text:p>
          </table:table-cell>
          <table:table-cell office:value-type="string">
            <text:p>/lucene/dev/trunk/solr/contrib/dataimporthandler/src/main/java/org/apache/solr/handler/dataimport/Solr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ScoreCachingWrapping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preflex/TermInfo.java</text:p>
          </table:table-cell>
          <table:table-cell office:value-type="string">
            <text:p>/lucene/dev/trunk/lucene/src/java/org/apache/lucene/index/codecs/preflex/PreFlex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ache/CachedArray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ache/CachedArray.java</text:p>
          </table:table-cell>
          <table:table-cell office:value-type="string">
            <text:p>/lucene/dev/trunk/lucene/src/java/org/apache/lucene/search/cache/CachedArray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DisMaxQParser.java</text:p>
          </table:table-cell>
          <table:table-cell office:value-type="string">
            <text:p>/lucene/dev/trunk/solr/src/java/org/apache/solr/search/ExtendedDismaxQParserPlugi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distance/GeohashFunction.java</text:p>
          </table:table-cell>
          <table:table-cell office:value-type="string">
            <text:p>/lucene/dev/trunk/solr/src/java/org/apache/solr/handler/component/TermVector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distance/GeohashFunction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TermsIndexReaderBase.java</text:p>
          </table:table-cell>
          <table:table-cell office:value-type="string">
            <text:p>/lucene/dev/trunk/lucene/src/java/org/apache/lucene/index/codecs/DeltaBytes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TermsIndexReaderBase.java</text:p>
          </table:table-cell>
          <table:table-cell office:value-type="string">
            <text:p>/lucene/dev/trunk/lucene/src/java/org/apache/lucene/index/codecs/DeltaBytes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BlockTermState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codecs/BlockTermState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ConstantScoreQuery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search/ConstantScoreQuery.java</text:p>
          </table:table-cell>
          <table:table-cell office:value-type="string">
            <text:p>/lucene/dev/trunk/lucene/contrib/lucli/src/java/lucli/LuceneMethods.java</text:p>
          </table:table-cell>
          <table:table-cell office:value-type="float" office:value="0">
            <text:p>0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string">
            <text:p>/lucene/dev/trunk/lucene/contrib/misc/src/java/org/apache/lucene/index/codecs/appending/AppendingTermsDictWrit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fr/FrenchAnalyz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Italian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Italian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compound/hyphenation/TernaryTree.java</text:p>
          </table:table-cell>
          <table:table-cell office:value-type="string">
            <text:p>/lucene/dev/trunk/lucene/contrib/instantiated/src/java/org/apache/lucene/store/instantiated/InstantiatedTer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compound/hyphenation/TernaryTre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SpatialFilterQParserPlugin.java</text:p>
          </table:table-cell>
          <table:table-cell office:value-type="string">
            <text:p>/lucene/dev/trunk/solr/src/java/org/apache/solr/schema/LatLonTyp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SpatialFilterQParserPlugin.java</text:p>
          </table:table-cell>
          <table:table-cell office:value-type="string">
            <text:p>/lucene/dev/trunk/solr/src/java/org/apache/solr/schema/PointTyp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TermsHash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TermsHash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chema/ExternalFile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ExternalFile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xml-query-parser/src/java/org/apache/lucene/xmlparser/builders/NumericRangeFilterBuil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xml-query-parser/src/java/org/apache/lucene/xmlparser/builders/NumericRangeFilterBuild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pelling/suggest/FileDictionary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uggest/FileDictionary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params/SpellingParams.java</text:p>
          </table:table-cell>
          <table:table-cell office:value-type="string">
            <text:p>/lucene/dev/trunk/solr/src/java/org/apache/solr/handler/component/SpellCheck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RefCntRamDire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core/RefCntRamDirector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French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French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clustering/src/main/java/org/apache/solr/handler/clustering/carrot2/LuceneLanguageModelFactory.java</text:p>
          </table:table-cell>
          <table:table-cell office:value-type="string">
            <text:p>/lucene/dev/trunk/solr/contrib/clustering/src/main/java/org/apache/solr/handler/clustering/carrot2/CarrotClusteringEngin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analysis/Finnish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Finnish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chema/Schema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SchemaField.java</text:p>
          </table:table-cell>
          <table:table-cell office:value-type="string">
            <text:p>/lucene/dev/trunk/solr/src/java/org/apache/solr/schema/BinaryField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XmlUpdateRequest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handler/XmlUpdateRequestHandl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branches/branch_3x/solr/src/java/org/apache/solr/spelling/suggest/Suggester.java</text:p>
          </table:table-cell>
          <table:table-cell office:value-type="string">
            <text:p>/lucene/dev/trunk/solr/src/java/org/apache/solr/spelling/suggest/Sugges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automaton/fst/Util.java</text:p>
          </table:table-cell>
          <table:table-cell office:value-type="string">
            <text:p>/lucene/dev/trunk/lucene/src/java/org/apache/lucene/util/automaton/fst/Buil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function/OrdFieldSource.java</text:p>
          </table:table-cell>
          <table:table-cell office:value-type="string">
            <text:p>/lucene/dev/trunk/lucene/src/java/org/apache/lucene/search/function/ReverseOrdFieldSourc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quest/JSON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JSON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NumericPayloadTokenFilt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til/SentinelIntSet.java</text:p>
          </table:table-cell>
          <table:table-cell office:value-type="string">
            <text:p>/lucene/dev/trunk/solr/src/java/org/apache/solr/search/Grouping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TermsHashConsumer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TermsHashConsumer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JavaCharStream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LogByteSizeMergePolicy.java</text:p>
          </table:table-cell>
          <table:table-cell office:value-type="string">
            <text:p>/lucene/dev/trunk/lucene/src/java/org/apache/lucene/index/LogMergePolic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RubyResponseWri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RubyResponseWriter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SolrCor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/lucene/dev/trunk/solr/src/java/org/apache/solr/core/SolrCor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/lucene/dev/trunk/solr/src/java/org/apache/solr/spelling/PossibilityIterator.java</text:p>
          </table:table-cell>
          <table:table-cell office:value-type="string">
            <text:p>/lucene/dev/trunk/solr/src/java/org/apache/solr/spelling/RankedSpellPossibilit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PossibilityIterator.java</text:p>
          </table:table-cell>
          <table:table-cell office:value-type="string">
            <text:p>/lucene/dev/trunk/solr/src/java/org/apache/solr/spelling/SpellCheckColla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JoinDocFreqValueSource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earch/function/JoinDocFreqValue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Token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Token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ies/src/java/org/apache/lucene/search/FuzzyLikeThis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contrib/queries/src/java/org/apache/lucene/search/FuzzyLikeThisQuery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codecs/simpletext/SimpleTextCodec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codecs/simpletext/SimpleTextCodec.java</text:p>
          </table:table-cell>
          <table:table-cell office:value-type="string">
            <text:p>/lucene/dev/trunk/lucene/src/java/org/apache/lucene/index/codecs/simpletext/SimpleTextFieldsWrit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ConstNumberSource.java</text:p>
          </table:table-cell>
          <table:table-cell office:value-type="string">
            <text:p>/lucene/dev/trunk/solr/src/java/org/apache/solr/schema/SpatialQueryabl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ConstNumberSource.java</text:p>
          </table:table-cell>
          <table:table-cell office:value-type="string">
            <text:p>/lucene/dev/trunk/solr/src/java/org/apache/solr/search/SpatialFilterQ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OnReconnect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common/org/apache/solr/common/cloud/OnReconnect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uggest/Lookup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pelling/suggest/Lookup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ExtendedDismax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earch/ExtendedDismaxQParserPlugin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DictWrit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DictWrit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benchmark/src/java/org/apache/lucene/benchmark/quality/utils/SubmissionReport.java</text:p>
          </table:table-cell>
          <table:table-cell office:value-type="string">
            <text:p>/lucene/dev/trunk/solr/src/java/org/apache/solr/search/function/ValueSourc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QueryParsing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solr/src/java/org/apache/solr/search/QueryParsing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index/LogMergePolicy.java</text:p>
          </table:table-cell>
          <table:table-cell office:value-type="string">
            <text:p>/lucene/dev/trunk/lucene/contrib/ant/src/java/org/apache/lucene/ant/IndexTask.java</text:p>
          </table:table-cell>
          <table:table-cell office:value-type="float" office:value="0">
            <text:p>0</text:p>
          </table:table-cell>
          <table:table-cell office:value-type="float" office:value="10.5263157894737">
            <text:p>10.526315789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solr/src/java/org/apache/solr/analysis/GermanMinimal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GermanMinimal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standard/StandardTokenizer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cache/ByteValuesCreator.java</text:p>
          </table:table-cell>
          <table:table-cell office:value-type="string">
            <text:p>/lucene/dev/trunk/lucene/src/java/org/apache/lucene/search/cache/CachedArrayCreator.java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util/ArrayUtil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util/ArrayUtil.java</text:p>
          </table:table-cell>
          <table:table-cell office:value-type="string">
            <text:p>/lucene/dev/trunk/lucene/contrib/spellchecker/src/java/org/apache/lucene/search/spell/DirectSpellCheck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response/GenericTextResponseWriter.java</text:p>
          </table:table-cell>
          <table:table-cell office:value-type="string">
            <text:p>/lucene/dev/trunk/solr/src/java/org/apache/solr/analysis/BufferedToken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GenericTextResponseWriter.java</text:p>
          </table:table-cell>
          <table:table-cell office:value-type="string">
            <text:p>/lucene/dev/trunk/solr/src/java/org/apache/solr/response/GenericBinary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Lucene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LuceneQParserPlugin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pelling/RankedSpellPossibility.java</text:p>
          </table:table-cell>
          <table:table-cell office:value-type="string">
            <text:p>/lucene/dev/trunk/solr/src/java/org/apache/solr/spelling/SpellCheckColla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SolrQueryParser.java</text:p>
          </table:table-cell>
          <table:table-cell office:value-type="string">
            <text:p>/lucene/dev/trunk/lucene/contrib/queryparser/src/java/org/apache/lucene/queryParser/analyzing/AnalyzingQueryParser.java</text:p>
          </table:table-cell>
          <table:table-cell office:value-type="float" office:value="0">
            <text:p>0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search/spans/SpanNearPayloadCheckQue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spans/SpanNearPayloadCheckQuery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modules/analysis/icu/src/java/org/apache/lucene/analysis/icu/tokenattributes/ScriptAttributeImpl.java</text:p>
          </table:table-cell>
          <table:table-cell office:value-type="string">
            <text:p>/lucene/dev/trunk/lucene/src/java/org/apache/lucene/util/Attribute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quest/Python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Python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RequestHandlerBase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RequestHandlerBase.java</text:p>
          </table:table-cell>
          <table:table-cell office:value-type="string">
            <text:p>/lucene/dev/trunk/solr/src/java/org/apache/solr/handler/admin/SolrInfoMBean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pdate/DirectUpdateHandler.java</text:p>
          </table:table-cell>
          <table:table-cell office:value-type="string">
            <text:p>/lucene/dev/trunk/solr/src/java/org/apache/solr/schema/RandomSort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PlainTextEntityProcesso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PlainTextEntityProcesso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spellchecker/src/java/org/apache/lucene/search/spell/DirectSpellCheck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spellchecker/src/java/org/apache/lucene/search/spell/DirectSpellChecker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42.8571428571429">
            <text:p>42.857142857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earch/FuzzyTermsEnum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1.0526315789474">
            <text:p>21.052631578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lucene/src/java/org/apache/lucene/search/FuzzyTermsEnum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6.3157894736842">
            <text:p>26.315789473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/lucene/dev/trunk/lucene/src/java/org/apache/lucene/search/QueryTermVecto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ache/SimpleEntryKey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ache/SimpleEntryKey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Index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misc/src/java/org/apache/lucene/index/codecs/appending/AppendingTermsIndex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automaton/UTF32ToUTF8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util/automaton/UTF32ToUTF8.java</text:p>
          </table:table-cell>
          <table:table-cell office:value-type="string">
            <text:p>/lucene/dev/trunk/lucene/src/java/org/apache/lucene/search/Fuzzy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IndexFileDeleter.java</text:p>
          </table:table-cell>
          <table:table-cell office:value-type="string">
            <text:p>/lucene/dev/trunk/lucene/src/java/org/apache/lucene/index/FreqProxTermsWriter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/lucene/dev/trunk/solr/src/java/org/apache/solr/search/MutableValue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MutableValue.java</text:p>
          </table:table-cell>
          <table:table-cell office:value-type="string">
            <text:p>/lucene/dev/trunk/solr/src/java/org/apache/solr/schema/FieldTyp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StandardSyntaxParse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StandardSyntaxParse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request/PerSegmentSingleValuedFaceting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request/PerSegmentSingleValuedFaceting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util/OpenBitSet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til/OpenBitSet.java</text:p>
          </table:table-cell>
          <table:table-cell office:value-type="string">
            <text:p>/lucene/dev/trunk/solr/src/java/org/apache/solr/request/BinaryQuery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HyphenatedWords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HyphenatedWords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UAX29URLEmailTokenizerFactory.java</text:p>
          </table:table-cell>
          <table:table-cell office:value-type="string">
            <text:p>/lucene/dev/trunk/solr/src/java/org/apache/solr/analysis/Standard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pdate/DeleteUpdateCommand.java</text:p>
          </table:table-cell>
          <table:table-cell office:value-type="string">
            <text:p>/lucene/dev/trunk/solr/contrib/dataimporthandler/src/main/java/org/apache/solr/handler/dataimport/Solr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MutableValueStr.java</text:p>
          </table:table-cell>
          <table:table-cell office:value-type="string">
            <text:p>/lucene/dev/trunk/solr/src/java/org/apache/solr/search/MutableValu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MutableValueStr.java</text:p>
          </table:table-cell>
          <table:table-cell office:value-type="string">
            <text:p>/lucene/dev/trunk/solr/src/java/org/apache/solr/search/MutableValueD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Str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til/BitSetIterato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til/BitSetIterator.java</text:p>
          </table:table-cell>
          <table:table-cell office:value-type="string">
            <text:p>/lucene/dev/trunk/solr/src/java/org/apache/solr/request/BinaryQuery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ServletSolrParams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quest/ServletSolrParams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queryParser/ParseException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queryParser/ParseException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HindiNormalizatio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HindiNormalization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chema/Int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Int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Text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Text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IndexSchema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analysis/DoubleMetaphone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DoubleMetaphone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uggest/jaspell/JaspellTernarySearchTrie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uggest/jaspell/JaspellTernarySearchTrie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ArabicLetterTokenizerFactory.java</text:p>
          </table:table-cell>
          <table:table-cell office:value-type="string">
            <text:p>/lucene/dev/trunk/modules/analysis/common/src/java/org/apache/lucene/analysis/fa/PersianChar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ArabicLetterTokenizerFactory.java</text:p>
          </table:table-cell>
          <table:table-cell office:value-type="string">
            <text:p>/lucene/dev/trunk/solr/src/java/org/apache/solr/analysis/Chinese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spellchecker/src/java/org/apache/lucene/search/spell/SuggestWordScoreComparator.java</text:p>
          </table:table-cell>
          <table:table-cell office:value-type="string">
            <text:p>/lucene/dev/trunk/lucene/contrib/spellchecker/src/java/org/apache/lucene/search/spell/SuggestWordFrequencyComparator.java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update/DirectUpdateHandler2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update/DirectUpdateHandler2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analysis/German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German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queryParser/QueryPars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solr/src/java/org/apache/solr/highlight/ScoreOrderFragmentsBuilder.java</text:p>
          </table:table-cell>
          <table:table-cell office:value-type="string">
            <text:p>/lucene/dev/trunk/solr/src/common/org/apache/solr/common/params/Highlight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ighlight/ScoreOrderFragmentsBuilder.java</text:p>
          </table:table-cell>
          <table:table-cell office:value-type="string">
            <text:p>/lucene/dev/trunk/solr/src/java/org/apache/solr/highlight/SimpleFragments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ecedenceQueryParse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ecedenceQueryParse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core/StandardIndexReaderFactory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StandardIndexReaderFactor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Prefix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PrefixQuery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Raw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Raw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SnowballPorterFilterFactory.java</text:p>
          </table:table-cell>
          <table:table-cell office:value-type="string">
            <text:p>/lucene/dev/trunk/solr/src/java/org/apache/solr/analysis/SpanishLight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SnowballPorterFilterFactory.java</text:p>
          </table:table-cell>
          <table:table-cell office:value-type="string">
            <text:p>/lucene/dev/trunk/solr/src/java/org/apache/solr/analysis/Standard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analyzing/AnalyzingQueryParser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analyzing/AnalyzingQueryParser.java</text:p>
          </table:table-cell>
          <table:table-cell office:value-type="string">
            <text:p>/lucene/dev/trunk/lucene/src/java/org/apache/lucene/queryParser/QueryParserBa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standard/ClassicTokenizerImpl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QueryNode.java</text:p>
          </table:table-cell>
          <table:table-cell office:value-type="string">
            <text:p>/lucene/dev/trunk/lucene/contrib/queryparser/src/java/org/apache/lucene/queryParser/core/nodes/QueryNode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core/nodes/QueryNode.java</text:p>
          </table:table-cell>
          <table:table-cell office:value-type="string">
            <text:p>/lucene/dev/trunk/lucene/contrib/queryparser/src/java/org/apache/lucene/queryParser/standard/config/FieldBoostMapFCListen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ecedenceQueryParserTokenManage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precedence/PrecedenceQueryParserTokenManage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component/FacetComponent.java</text:p>
          </table:table-cell>
          <table:table-cell office:value-type="string">
            <text:p>/lucene/dev/trunk/solr/src/common/org/apache/solr/common/params/FacetParams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analysis/NGramTokenizerFactory.java</text:p>
          </table:table-cell>
          <table:table-cell office:value-type="string">
            <text:p>/lucene/dev/trunk/solr/src/java/org/apache/solr/analysis/Ind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NGramTokeniz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ighlight/SolrFragmentsBuilder.java</text:p>
          </table:table-cell>
          <table:table-cell office:value-type="string">
            <text:p>/lucene/dev/trunk/solr/src/common/org/apache/solr/common/params/HighlightParams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ighlight/SolrFragmentsBuilder.java</text:p>
          </table:table-cell>
          <table:table-cell office:value-type="string">
            <text:p>/lucene/dev/trunk/solr/src/java/org/apache/solr/highlight/ScoreOrderFragmentsBuil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en/EnglishPossessiveFilter.java</text:p>
          </table:table-cell>
          <table:table-cell office:value-type="string">
            <text:p>/lucene/dev/trunk/modules/analysis/common/src/java/org/apache/lucene/analysis/standard/StandardTokenizer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en/EnglishPossessiveFilter.java</text:p>
          </table:table-cell>
          <table:table-cell office:value-type="string">
            <text:p>/lucene/dev/trunk/modules/analysis/common/src/java/org/apache/lucene/analysis/standard/UAX29Tokeni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codecs/VariableGapTermsIndexReader.java</text:p>
          </table:table-cell>
          <table:table-cell office:value-type="string">
            <text:p>/lucene/dev/trunk/lucene/src/java/org/apache/lucene/index/codecs/DeltaBytes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uima/src/main/java/org/apache/solr/uima/processor/UIMAUpdateRequestProcessor.java</text:p>
          </table:table-cell>
          <table:table-cell office:value-type="string">
            <text:p>/lucene/dev/trunk/solr/contrib/uima/src/main/java/org/apache/solr/uima/processor/UIMAUpdateRequestProcesso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KeywordTokenizerFactory.java</text:p>
          </table:table-cell>
          <table:table-cell office:value-type="string">
            <text:p>/lucene/dev/trunk/solr/src/java/org/apache/solr/analysis/Ind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KeywordTokeniz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DocSetHitCollector.java</text:p>
          </table:table-cell>
          <table:table-cell office:value-type="string">
            <text:p>/lucene/dev/trunk/lucene/src/java/org/apache/lucene/search/TotalHitCountCollect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DocSetHitCollecto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component/PivotFacetComponent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component/PivotFacetComponent.java</text:p>
          </table:table-cell>
          <table:table-cell office:value-type="string">
            <text:p>/lucene/dev/trunk/solr/src/solrj/org/apache/solr/client/solrj/response/PivotField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SumFloatFunctio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SumFloatFunction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loud/SolrZkServ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cloud/SolrZkServer.java</text:p>
          </table:table-cell>
          <table:table-cell office:value-type="string">
            <text:p>/lucene/dev/trunk/lucene/src/java/org/apache/lucene/search/spans/SpanPayloadCheckQue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spellchecker/src/java/org/apache/lucene/search/spell/SpellChecker.java</text:p>
          </table:table-cell>
          <table:table-cell office:value-type="string">
            <text:p>/lucene/dev/trunk/solr/src/java/org/apache/solr/handler/component/SpellCheckComponent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util/BitUtil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util/BitUtil.java</text:p>
          </table:table-cell>
          <table:table-cell office:value-type="string">
            <text:p>/lucene/dev/trunk/solr/src/java/org/apache/solr/request/BinaryQuery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pellingQueryConvert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pellingQueryConverter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SortableIntField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analysis/Bulgarian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Bulgarian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benchmark/src/java/org/apache/lucene/benchmark/byTask/tasks/CreateIndexTask.java</text:p>
          </table:table-cell>
          <table:table-cell office:value-type="string">
            <text:p>/lucene/dev/trunk/lucene/src/java/org/apache/lucene/index/codecs/CodecProvider.java</text:p>
          </table:table-cell>
          <table:table-cell office:value-type="float" office:value="0">
            <text:p>0</text:p>
          </table:table-cell>
          <table:table-cell office:value-type="float" office:value="57.1428571428571">
            <text:p>57.14285714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util/RecyclingByteBlockAllocator.java</text:p>
          </table:table-cell>
          <table:table-cell office:value-type="string">
            <text:p>/lucene/dev/trunk/lucene/src/java/org/apache/lucene/util/ByteBlockPool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queries/src/java/org/apache/lucene/search/regex/RegexCapabilities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ies/src/java/org/apache/lucene/search/regex/RegexCapabilities.java</text:p>
          </table:table-cell>
          <table:table-cell office:value-type="string">
            <text:p>/lucene/dev/trunk/lucene/contrib/queries/src/java/org/apache/lucene/search/regex/JavaUtilRegexCapabilities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PersianNormalizationFilterFactory.java</text:p>
          </table:table-cell>
          <table:table-cell office:value-type="string">
            <text:p>/lucene/dev/trunk/solr/src/java/org/apache/solr/analysis/PersianChar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PersianNormalizationFilterFactory.java</text:p>
          </table:table-cell>
          <table:table-cell office:value-type="string">
            <text:p>/lucene/dev/trunk/solr/src/java/org/apache/solr/analysis/Porter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PerFieldCodecWrapper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PerFieldCodecWrapper.java</text:p>
          </table:table-cell>
          <table:table-cell office:value-type="string">
            <text:p>/lucene/dev/trunk/lucene/src/java/org/apache/lucene/index/DocFieldProcessorPerThread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highlight/RegexFragmenter.java</text:p>
          </table:table-cell>
          <table:table-cell office:value-type="string">
            <text:p>/lucene/dev/trunk/solr/src/java/org/apache/solr/analysis/TokenizerChain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German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German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br/BrazilianAnalyz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br/Brazilian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SingleFunction.java</text:p>
          </table:table-cell>
          <table:table-cell office:value-type="string">
            <text:p>/lucene/dev/trunk/lucene/src/java/org/apache/lucene/search/payloads/PayloadNear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SingleFunction.java</text:p>
          </table:table-cell>
          <table:table-cell office:value-type="string">
            <text:p>/lucene/dev/trunk/solr/src/java/org/apache/solr/search/LuceneQueryOptimi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ocBuild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DocBuild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lucene/src/java/org/apache/lucene/queryParser/QueryParserTokenManag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queryParser/QueryParserTokenManager.java</text:p>
          </table:table-cell>
          <table:table-cell office:value-type="string">
            <text:p>/lucene/dev/trunk/lucene/contrib/queryparser/src/java/org/apache/lucene/queryParser/standard/parser/JavaCharStream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Script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Script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webapp/src/org/apache/solr/servlet/SolrDispatchFilter.java</text:p>
          </table:table-cell>
          <table:table-cell office:value-type="string">
            <text:p>/lucene/dev/trunk/solr/src/java/org/apache/solr/core/CoreContain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Clob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Clob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GeoHash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chema/GeoHashField.java</text:p>
          </table:table-cell>
          <table:table-cell office:value-type="string">
            <text:p>/lucene/dev/trunk/solr/src/java/org/apache/solr/response/Text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TermVectorsTermsWriterPerField.java</text:p>
          </table:table-cell>
          <table:table-cell office:value-type="string">
            <text:p>/lucene/dev/trunk/lucene/src/java/org/apache/lucene/index/FreqProxTermsWriterPerField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search/spans/SpanPayloadCheckQuery.java</text:p>
          </table:table-cell>
          <table:table-cell office:value-type="string">
            <text:p>/lucene/dev/trunk/lucene/src/java/org/apache/lucene/search/spans/SpanFirst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search/spans/SpanPayloadCheckQuer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miscellaneous/KeepWordFilter.java</text:p>
          </table:table-cell>
          <table:table-cell office:value-type="string">
            <text:p>/lucene/dev/trunk/modules/analysis/common/src/java/org/apache/lucene/analysis/core/Stop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SolrVelocityResourceLoad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response/SolrVelocityResourceLoader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tore/SimpleFSDirectory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MutableValueFloat.java</text:p>
          </table:table-cell>
          <table:table-cell office:value-type="string">
            <text:p>/lucene/dev/trunk/solr/src/java/org/apache/solr/search/MutableValu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MutableValueFloat.java</text:p>
          </table:table-cell>
          <table:table-cell office:value-type="string">
            <text:p>/lucene/dev/trunk/solr/src/java/org/apache/solr/search/MutableValueD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cache/DocTermsIndexCreato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36.3636363636364">
            <text:p>36.363636363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search/cache/DocTermsIndexCreato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6.3636363636364">
            <text:p>36.363636363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/lucene/dev/trunk/lucene/src/java/org/apache/lucene/search/cache/DocTermsCreator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search/cache/DocTermsCreator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util/BoundedTreeSet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til/BoundedTreeSet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ies/src/java/org/apache/lucene/search/FieldCacheRewriteMethod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queries/src/java/org/apache/lucene/search/FieldCacheRewriteMethod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queries/src/java/org/apache/lucene/search/Duplicate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ies/src/java/org/apache/lucene/search/DuplicateFilter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Token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parser/Token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chema/SortableFloatField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analysis/NGramFilterFactory.java</text:p>
          </table:table-cell>
          <table:table-cell office:value-type="string">
            <text:p>/lucene/dev/trunk/solr/src/java/org/apache/solr/analysis/Ind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NGramFilt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MultiPhraseQuer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5.3846153846154">
            <text:p>15.384615384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/lucene/dev/trunk/lucene/src/java/org/apache/lucene/search/MultiPhrase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0.7692307692308">
            <text:p>30.769230769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/lucene/dev/trunk/solr/src/java/org/apache/solr/search/function/Byte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earch/function/Byte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solrj/org/apache/solr/client/solrj/request/JavaBinUpdateRequestCodec.java</text:p>
          </table:table-cell>
          <table:table-cell office:value-type="string">
            <text:p>/lucene/dev/trunk/solr/src/java/org/apache/solr/analysis/TokenizerChain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Brazilian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Brazilian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clustering/src/main/java/org/apache/solr/handler/clustering/ClusteringComponent.java</text:p>
          </table:table-cell>
          <table:table-cell office:value-type="string">
            <text:p>/lucene/dev/trunk/solr/src/java/org/apache/solr/handler/component/TermVectorComponent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PatternTokenizerFactory.java</text:p>
          </table:table-cell>
          <table:table-cell office:value-type="string">
            <text:p>/lucene/dev/trunk/solr/src/java/org/apache/solr/analysis/BufferedTokenStream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PatternTokenizerFactory.java</text:p>
          </table:table-cell>
          <table:table-cell office:value-type="string">
            <text:p>/lucene/dev/trunk/solr/src/java/org/apache/solr/analysis/PatternReplace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olrSpellChecker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pelling/SolrSpellChecker.java</text:p>
          </table:table-cell>
          <table:table-cell office:value-type="string">
            <text:p>/lucene/dev/trunk/solr/src/java/org/apache/solr/core/RefCntRamDire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util/CollectionUtil.java</text:p>
          </table:table-cell>
          <table:table-cell office:value-type="string">
            <text:p>/lucene/dev/trunk/lucene/src/java/org/apache/lucene/index/ConcurrentMergeSchedu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util/CollectionUtil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misc/src/java/org/apache/lucene/index/BalancedSegmentMergePolicy.java</text:p>
          </table:table-cell>
          <table:table-cell office:value-type="string">
            <text:p>/lucene/dev/trunk/lucene/src/java/org/apache/lucene/index/LogMergePolic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misc/src/java/org/apache/lucene/index/BalancedSegmentMergePolicy.java</text:p>
          </table:table-cell>
          <table:table-cell office:value-type="string">
            <text:p>/lucene/dev/trunk/lucene/src/java/org/apache/lucene/index/MergePolic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chema/Str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chema/Str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/SimpleFloatFunction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TermCollectingRewrite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TermCollectingRewrite.java</text:p>
          </table:table-cell>
          <table:table-cell office:value-type="string">
            <text:p>/lucene/dev/trunk/lucene/contrib/spellchecker/src/java/org/apache/lucene/search/spell/DirectSpellCheck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ighlight/GapFragmenter.java</text:p>
          </table:table-cell>
          <table:table-cell office:value-type="string">
            <text:p>/lucene/dev/trunk/solr/src/java/org/apache/solr/analysis/TokenizerChai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EnglishMinimal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EnglishMinimal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handler/DocumentAnalysisRequestHandler.java</text:p>
          </table:table-cell>
          <table:table-cell office:value-type="string">
            <text:p>/lucene/dev/trunk/solr/src/java/org/apache/solr/handler/AnalysisRequestHandlerBase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string">
            <text:p>/lucene/dev/trunk/solr/contrib/dataimporthandler/src/main/java/org/apache/solr/handler/dataimport/ClobTransform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Fuzzy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FuzzyQuery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queries/src/java/org/apache/lucene/search/regex/Regex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queries/src/java/org/apache/lucene/search/regex/RegexQuery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ca/CatalanAnalyzer.java</text:p>
          </table:table-cell>
          <table:table-cell office:value-type="string">
            <text:p>/lucene/dev/trunk/modules/analysis/common/src/java/org/apache/lucene/analysis/eu/Basque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modules/analysis/common/src/java/org/apache/lucene/analysis/ca/CatalanAnalyzer.java</text:p>
          </table:table-cell>
          <table:table-cell office:value-type="string">
            <text:p>/lucene/dev/trunk/modules/analysis/common/src/java/org/apache/lucene/analysis/hy/Armen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pelling/SpellCheckCollator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pelling/SpellCheckCollator.java</text:p>
          </table:table-cell>
          <table:table-cell office:value-type="string">
            <text:p>/lucene/dev/trunk/solr/src/java/org/apache/solr/core/RefCntRamDirecto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queries/src/java/org/apache/lucene/search/regex/JavaUtilRegexCapabilities.java</text:p>
          </table:table-cell>
          <table:table-cell office:value-type="string">
            <text:p>/lucene/dev/trunk/lucene/contrib/queries/src/java/org/apache/lucene/search/regex/JakartaRegexpCapabiliti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contrib/queries/src/java/org/apache/lucene/search/regex/JavaUtilRegexCapabilities.java</text:p>
          </table:table-cell>
          <table:table-cell office:value-type="string">
            <text:p>/lucene/dev/trunk/lucene/contrib/queries/src/java/org/apache/lucene/search/regex/RegexCapabiliti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NormValueSource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search/function/NormValueSource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util/ByteBlockPool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StemmerOverrideFilterFactory.java</text:p>
          </table:table-cell>
          <table:table-cell office:value-type="string">
            <text:p>/lucene/dev/trunk/solr/src/java/org/apache/solr/analysis/SpanishLight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StemmerOverrideFilterFactory.java</text:p>
          </table:table-cell>
          <table:table-cell office:value-type="string">
            <text:p>/lucene/dev/trunk/solr/src/java/org/apache/solr/analysis/SwedishLight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til/SortedIterator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util/SortedIterator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IndicNormalizatio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analysis/IndicNormalization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Regex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Regex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FunctionQuery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solr/src/java/org/apache/solr/search/function/Function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solr/src/java/org/apache/solr/schema/Float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solr/src/java/org/apache/solr/schema/Float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src/java/org/apache/lucene/index/codecs/PrefixCodedTermStat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src/java/org/apache/lucene/index/codecs/PrefixCodedTermStat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FieldReaderDataSource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contrib/dataimporthandler/src/main/java/org/apache/solr/handler/dataimport/FieldReaderDataSource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spatial/src/java/org/apache/lucene/spatial/tier/DistanceFieldComparatorSourc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contrib/spatial/src/java/org/apache/lucene/spatial/tier/DistanceFieldComparatorSource.java</text:p>
          </table:table-cell>
          <table:table-cell office:value-type="string">
            <text:p>/lucene/dev/trunk/lucene/src/java/org/apache/lucene/search/FieldComparat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PHPSerialized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request/PHPSerialized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/Boosted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solr/src/java/org/apache/solr/search/function/Boosted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lucene/src/java/org/apache/lucene/index/SegmentInfos.java</text:p>
          </table:table-cell>
          <table:table-cell office:value-type="string">
            <text:p>/lucene/dev/trunk/lucene/contrib/misc/src/java/org/apache/lucene/index/IndexSplit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lucene/dev/trunk/lucene/src/java/org/apache/lucene/search/BooleanScorer2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src/java/org/apache/lucene/search/BooleanScorer2.java</text:p>
          </table:table-cell>
          <table:table-cell office:value-type="string">
            <text:p>/lucene/dev/trunk/lucene/contrib/misc/src/java/org/apache/lucene/index/FieldNormModifier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earch/FunctionRange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RangeQParserPlugin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ExactPhrase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DocInverter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DocInverter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DocFieldProcessorPerThread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earch/FunctionQParser.java</text:p>
          </table:table-cell>
          <table:table-cell office:value-type="string">
            <text:p>/lucene/dev/trunk/solr/src/java/org/apache/solr/search/LuceneQParserPlugin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search/FunctionQParser.java</text:p>
          </table:table-cell>
          <table:table-cell office:value-type="string">
            <text:p>/lucene/dev/trunk/solr/src/java/org/apache/solr/search/QueryParsing.java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queries/src/java/org/apache/lucene/search/regex/JakartaRegexpCapabilities.java</text:p>
          </table:table-cell>
          <table:table-cell office:value-type="string">
            <text:p>/lucene/dev/trunk/lucene/contrib/queries/src/java/org/apache/lucene/search/regex/RegexCapabiliti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core/QuerySenderListener.java</text:p>
          </table:table-cell>
          <table:table-cell office:value-type="string">
            <text:p>/lucene/dev/trunk/solr/src/common/org/apache/solr/common/util/ConcurrentLRUCach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core/QuerySenderListener.java</text:p>
          </table:table-cell>
          <table:table-cell office:value-type="string">
            <text:p>/lucene/dev/trunk/solr/src/java/org/apache/solr/request/SolrQueryRequestBas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TopScoreDocCollector.java</text:p>
          </table:table-cell>
          <table:table-cell office:value-type="string">
            <text:p>/lucene/dev/trunk/lucene/src/java/org/apache/lucene/search/TopFieldCollec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search/function/QueryValueSourc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analysis/HyphenationCompoundWordToken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analysis/HyphenationCompoundWordToke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contrib/instantiated/src/java/org/apache/lucene/store/instantiated/InstantiatedIndex.java</text:p>
          </table:table-cell>
          <table:table-cell office:value-type="string">
            <text:p>/lucene/dev/trunk/lucene/contrib/instantiated/src/java/org/apache/lucene/store/instantiated/InstantiatedTer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ReversedWildcardFilterFactory.java</text:p>
          </table:table-cell>
          <table:table-cell office:value-type="string">
            <text:p>/lucene/dev/trunk/solr/src/java/org/apache/solr/analysis/PatternReplace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analysis/ReversedWildcardFilterFactory.java</text:p>
          </table:table-cell>
          <table:table-cell office:value-type="string">
            <text:p>/lucene/dev/trunk/solr/src/java/org/apache/solr/analysis/Pattern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solr/src/java/org/apache/solr/handler/ReplicationHandler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/lucene/dev/trunk/lucene/contrib/queryparser/src/java/org/apache/lucene/queryParser/standard/QueryParserWrapper.java</text:p>
          </table:table-cell>
          <table:table-cell office:value-type="string">
            <text:p>/lucene/dev/trunk/lucene/contrib/queryparser/src/java/org/apache/lucene/queryParser/standard/MultiFieldQueryParserWrapp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search/DisjunctionSum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modules/analysis/common/src/java/org/apache/lucene/analysis/commongrams/CommonGramsFil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modules/analysis/common/src/java/org/apache/lucene/analysis/commongrams/CommonGramsFilt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solr/src/java/org/apache/solr/analysis/BufferedTokenStream.java</text:p>
          </table:table-cell>
          <table:table-cell office:value-type="string">
            <text:p>/lucene/dev/trunk/solr/src/java/org/apache/solr/response/GenericBinary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chema/TrieDateField.java</text:p>
          </table:table-cell>
          <table:table-cell office:value-type="string">
            <text:p>/lucene/dev/trunk/solr/src/java/org/apache/solr/schema/BinaryField.java</text:p>
          </table:table-cell>
          <table:table-cell office:value-type="float" office:value="0">
            <text:p>0</text:p>
          </table:table-cell>
          <table:table-cell office:value-type="float" office:value="42.8571428571429">
            <text:p>42.857142857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solr/src/java/org/apache/solr/schema/TrieDateField.java</text:p>
          </table:table-cell>
          <table:table-cell office:value-type="string">
            <text:p>/lucene/dev/trunk/solr/src/java/org/apache/solr/schema/BoolField.java</text:p>
          </table:table-cell>
          <table:table-cell office:value-type="float" office:value="0">
            <text:p>0</text:p>
          </table:table-cell>
          <table:table-cell office:value-type="float" office:value="57.1428571428571">
            <text:p>57.14285714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lucene/dev/trunk/lucene/contrib/misc/src/java/org/apache/lucene/index/FieldNormModifi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misc/src/java/org/apache/lucene/index/FieldNormModifi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/lucene/dev/trunk/lucene/contrib/misc/src/java/org/apache/lucene/misc/HighFreqTerms.java</text:p>
          </table:table-cell>
          <table:table-cell office:value-type="string">
            <text:p>/lucene/dev/trunk/lucene/contrib/misc/src/java/org/apache/lucene/misc/TermStat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/lucene/dev/trunk/lucene/src/java/org/apache/lucene/index/StoredFieldsWriter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index/StoredFieldsWriter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/lucene/dev/trunk/lucene/src/java/org/apache/lucene/search/cache/DoubleValuesCreator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/lucene/dev/trunk/lucene/src/java/org/apache/lucene/search/cache/DoubleValuesCreator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/lucene/dev/trunk/solr/src/java/org/apache/solr/handler/component/TermsComponent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handler/component/TermsComponent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/lucene/dev/trunk/solr/src/java/org/apache/solr/spelling/SpellCheckCorrection.java</text:p>
          </table:table-cell>
          <table:table-cell office:value-type="string">
            <text:p>/lucene/dev/trunk/solr/src/java/org/apache/solr/spelling/PossibilityIterat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/lucene/dev/trunk/solr/src/java/org/apache/solr/spelling/SpellCheckCorrection.java</text:p>
          </table:table-cell>
          <table:table-cell office:value-type="string">
            <text:p>/lucene/dev/trunk/solr/src/java/org/apache/solr/spelling/RankedSpellPossibilit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response/QueryResponse.java</text:p>
          </table:table-cell>
          <table:table-cell office:value-type="string">
            <text:p>/lucene/dev/trunk/solr/src/solrj/org/apache/solr/client/solrj/SolrQue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SolrIndexRead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NoMergePolicy.java</text:p>
          </table:table-cell>
          <table:table-cell office:value-type="string">
            <text:p>/lucene/dev/trunk/lucene/src/java/org/apache/lucene/index/LogMergePolic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BinaryQuery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BinaryQuery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XSLT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XSLT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common/org/apache/solr/common/util/ConcurrentLRUCache.java</text:p>
          </table:table-cell>
          <table:table-cell office:value-type="string">
            <text:p>/lucene/dev/trunk/solr/src/java/org/apache/solr/handler/component/TermsComponent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solrj/org/apache/solr/client/solrj/impl/StreamingBinaryResponseParser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CollationKey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ollationKey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ermRangeQuery.java</text:p>
          </table:table-cell>
          <table:table-cell office:value-type="string">
            <text:p>/lucene/dev/trunk/lucene/contrib/queries/src/java/org/apache/lucene/search/FuzzyLikeThisQue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TermRangeQuery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spans/SpanMultiTermQueryWrapper.java</text:p>
          </table:table-cell>
          <table:table-cell office:value-type="string">
            <text:p>/lucene/dev/trunk/lucene/src/java/org/apache/lucene/search/Fuzzy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SolrCacheBas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olrCacheBase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document/Document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ache/IntValuesCreator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IntValuesCreator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SpatialOptions.java</text:p>
          </table:table-cell>
          <table:table-cell office:value-type="string">
            <text:p>/lucene/dev/trunk/solr/src/java/org/apache/solr/schema/LatLonTyp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patialOptions.java</text:p>
          </table:table-cell>
          <table:table-cell office:value-type="string">
            <text:p>/lucene/dev/trunk/solr/src/java/org/apache/solr/search/SpatialFilterQ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simpletext/SimpleTextFieldsRead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1.4285714285714">
            <text:p>21.428571428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src/java/org/apache/lucene/index/codecs/simpletext/SimpleTextFieldsRead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1.4285714285714">
            <text:p>21.428571428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solr/src/java/org/apache/solr/search/function/ValueSource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21.4285714285714">
            <text:p>21.428571428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solr/src/java/org/apache/solr/search/function/Value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src/java/org/apache/lucene/index/InvertedDocEndConsumer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InvertedDocEndConsumer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sponse/XMLWri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response/XMLWrit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common/src/java/org/apache/lucene/analysis/ar/ArabicLetterTokenizer.java</text:p>
          </table:table-cell>
          <table:table-cell office:value-type="string">
            <text:p>/lucene/dev/trunk/modules/analysis/common/src/java/org/apache/lucene/analysis/ar/Arabic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ar/ArabicLetterTokenizer.java</text:p>
          </table:table-cell>
          <table:table-cell office:value-type="string">
            <text:p>/lucene/dev/trunk/modules/analysis/common/src/java/org/apache/lucene/analysis/fa/Pers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ExtractingRequest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ExtractingRequestHandl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SortedTermFreqIteratorWrapper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SortedTermFreqIteratorWrapper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oubleConstValue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intblock/FixedIntBlockIndexOutput.java</text:p>
          </table:table-cell>
          <table:table-cell office:value-type="string">
            <text:p>/lucene/dev/trunk/lucene/src/java/org/apache/lucene/index/codecs/intblock/FixedIntBlockIndexInpu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intblock/FixedIntBlockIndexOutput.java</text:p>
          </table:table-cell>
          <table:table-cell office:value-type="string">
            <text:p>/lucene/dev/trunk/lucene/src/java/org/apache/lucene/index/codecs/intblock/VariableIntBlockIndexInpu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analysis/EnglishPossessiveFilterFactory.java</text:p>
          </table:table-cell>
          <table:table-cell office:value-type="string">
            <text:p>/lucene/dev/trunk/modules/analysis/common/src/java/org/apache/lucene/analysis/en/EnglishPossessive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analysis/EnglishPossessiveFilterFactory.java</text:p>
          </table:table-cell>
          <table:table-cell office:value-type="string">
            <text:p>/lucene/dev/trunk/modules/analysis/common/src/java/org/apache/lucene/analysis/standard/StandardTokenizerImpl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common/org/apache/solr/common/cloud/CloudState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cloud/CloudState.java</text:p>
          </table:table-cell>
          <table:table-cell office:value-type="string">
            <text:p>/lucene/dev/trunk/lucene/src/java/org/apache/lucene/search/spans/Span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TokenMgrError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TokenMgrError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DateFormat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DateFormat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util/FastWriter.java</text:p>
          </table:table-cell>
          <table:table-cell office:value-type="string">
            <text:p>/lucene/dev/trunk/solr/src/java/org/apache/solr/util/SolrPluginUtil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ache/EntryCreator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TopDocs.java</text:p>
          </table:table-cell>
          <table:table-cell office:value-type="string">
            <text:p>/lucene/dev/trunk/lucene/src/java/org/apache/lucene/document/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tst/TSTLookup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tst/TSTLookup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SortableDoubleField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index/codecs/sep/IntIndexInput.java</text:p>
          </table:table-cell>
          <table:table-cell office:value-type="string">
            <text:p>/lucene/dev/trunk/lucene/src/java/org/apache/lucene/index/codecs/BlockTerms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sep/IntIndexInput.java</text:p>
          </table:table-cell>
          <table:table-cell office:value-type="string">
            <text:p>/lucene/dev/trunk/lucene/src/java/org/apache/lucene/index/codecs/intblock/FixedIntBlockIndexInput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ncurrentMergeScheduler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search/Field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ieldQParserPlugin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MatchAllDocs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search/MatchAllDocs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index/FieldInfo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Log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Log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Hungarian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Hungarian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intblock/VariableIntBlockIndexInput.java</text:p>
          </table:table-cell>
          <table:table-cell office:value-type="string">
            <text:p>/lucene/dev/trunk/lucene/src/java/org/apache/lucene/index/codecs/intblock/FixedIntBlockIndexInput.java</text:p>
          </table:table-cell>
          <table:table-cell office:value-type="float" office:value="0">
            <text:p>0</text:p>
          </table:table-cell>
          <table:table-cell office:value-type="float" office:value="83.3333333333333">
            <text:p>83.333333333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codecs/intblock/VariableIntBlockIndexInput.java</text:p>
          </table:table-cell>
          <table:table-cell office:value-type="string">
            <text:p>/lucene/dev/trunk/lucene/src/java/org/apache/lucene/index/codecs/intblock/FixedIntBlockIndexOutput.java</text:p>
          </table:table-cell>
          <table:table-cell office:value-type="float" office:value="0">
            <text:p>0</text:p>
          </table:table-cell>
          <table:table-cell office:value-type="float" office:value="83.3333333333333">
            <text:p>83.333333333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tore/ByteArrayDataInput.java</text:p>
          </table:table-cell>
          <table:table-cell office:value-type="string">
            <text:p>/lucene/dev/trunk/lucene/src/java/org/apache/lucene/index/codecs/pulsing/PulsingPostingsReader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loud/ZkSolrResourceLoad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cloud/ZkSolrResourceLoader.java</text:p>
          </table:table-cell>
          <table:table-cell office:value-type="string">
            <text:p>/lucene/dev/trunk/lucene/src/java/org/apache/lucene/search/spans/Span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ighlight/SolrHighligh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ighlight/DefaultSolrHighligh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highlight/DefaultSolrHighlighter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analysis/ArabicNormalization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ArabicNormalizationFilterFactory.java</text:p>
          </table:table-cell>
          <table:table-cell office:value-type="string">
            <text:p>/lucene/dev/trunk/solr/src/java/org/apache/solr/analysis/Brazilian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uggest/UnsortedTermFreqIteratorWrapper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UnsortedTermFreqIteratorWrapper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olrConstantScore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search/SolrConstantScore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index/codecs/FixedGapTermsIndexWriter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codecs/FixedGapTermsIndex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codecs/preflex/SegmentTermPositions.java</text:p>
          </table:table-cell>
          <table:table-cell office:value-type="string">
            <text:p>/lucene/dev/trunk/lucene/src/java/org/apache/lucene/index/codecs/preflex/TermInfos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atternReplaceCharFilterFactory.java</text:p>
          </table:table-cell>
          <table:table-cell office:value-type="string">
            <text:p>/lucene/dev/trunk/solr/src/java/org/apache/solr/analysis/Posi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Query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Query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IDFValueSource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IDFValueSource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andler/BinaryUpdateRequestHandler.java</text:p>
          </table:table-cell>
          <table:table-cell office:value-type="string">
            <text:p>/lucene/dev/trunk/solr/contrib/dataimporthandler/src/main/java/org/apache/solr/handler/dataimport/SolrWrit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chema/RandomSortField.java</text:p>
          </table:table-cell>
          <table:table-cell office:value-type="string">
            <text:p>/lucene/dev/trunk/lucene/contrib/spatial/src/java/org/apache/lucene/spatial/tier/DistanceFieldComparatorSource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chema/RandomSortField.java</text:p>
          </table:table-cell>
          <table:table-cell office:value-type="string">
            <text:p>/lucene/dev/trunk/lucene/src/java/org/apache/lucene/search/FieldComparator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contrib/memory/src/java/org/apache/lucene/index/memory/MemoryIndex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/lucene/dev/trunk/lucene/contrib/memory/src/java/org/apache/lucene/index/memory/MemoryIndex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18.75">
            <text:p>18.7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/lucene/dev/trunk/lucene/src/java/org/apache/lucene/search/cache/EntryCreatorWithOptions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ache/EntryCreatorWithOptions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InvertedDocConsumer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InvertedDocConsumer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LatLonTyp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1.7647058823529">
            <text:p>11.764705882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/lucene/dev/trunk/solr/src/java/org/apache/solr/schema/LatLonType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11.7647058823529">
            <text:p>11.764705882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/lucene/dev/trunk/lucene/src/java/org/apache/lucene/index/codecs/sep/IntIndexOutput.java</text:p>
          </table:table-cell>
          <table:table-cell office:value-type="string">
            <text:p>/lucene/dev/trunk/lucene/src/java/org/apache/lucene/index/codecs/intblock/FixedIntBlockIndexInpu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sep/IntIndexOutput.java</text:p>
          </table:table-cell>
          <table:table-cell office:value-type="string">
            <text:p>/lucene/dev/trunk/lucene/src/java/org/apache/lucene/index/codecs/intblock/FixedIntBlockIndexOutpu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loud/ZkControlle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cloud/ZkController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TopTermsRewrite.java</text:p>
          </table:table-cell>
          <table:table-cell office:value-type="string">
            <text:p>/lucene/dev/trunk/lucene/src/java/org/apache/lucene/search/BoostAttribut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TokenizerChain.java</text:p>
          </table:table-cell>
          <table:table-cell office:value-type="string">
            <text:p>/lucene/dev/trunk/solr/src/java/org/apache/solr/handler/AnalysisRequestHandlerBa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DocFieldConsumer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DocFieldConsumer.java</text:p>
          </table:table-cell>
          <table:table-cell office:value-type="string">
            <text:p>/lucene/dev/trunk/lucene/src/java/org/apache/lucene/index/DocInver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Terms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TermsFilter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core/nodes/QueryNodeImpl.java</text:p>
          </table:table-cell>
          <table:table-cell office:value-type="string">
            <text:p>/lucene/dev/trunk/lucene/contrib/queryparser/src/java/org/apache/lucene/queryParser/standard/config/FieldBoostMapFCListen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admin/SystemInfoHandler.java</text:p>
          </table:table-cell>
          <table:table-cell office:value-type="string">
            <text:p>/lucene/dev/trunk/solr/src/java/org/apache/solr/handler/admin/ShowFile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Text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Text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Codec.java</text:p>
          </table:table-cell>
          <table:table-cell office:value-type="string">
            <text:p>/lucene/dev/trunk/lucene/src/java/org/apache/lucene/index/PerFieldCodecWrapp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Codec.java</text:p>
          </table:table-cell>
          <table:table-cell office:value-type="string">
            <text:p>/lucene/dev/trunk/lucene/src/java/org/apache/lucene/index/SegmentCodecs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XML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XML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ChineseTokeniz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hineseTokenizerFactory.java</text:p>
          </table:table-cell>
          <table:table-cell office:value-type="string">
            <text:p>/lucene/dev/trunk/solr/src/java/org/apache/solr/analysis/Chinese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automaton/fst/NodeHash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fst/NodeHash.java</text:p>
          </table:table-cell>
          <table:table-cell office:value-type="string">
            <text:p>/lucene/dev/trunk/lucene/src/java/org/apache/lucene/util/automaton/fst/Buil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ighlight/SimpleFragmentsBuilder.java</text:p>
          </table:table-cell>
          <table:table-cell office:value-type="string">
            <text:p>/lucene/dev/trunk/solr/src/common/org/apache/solr/common/params/HighlightParam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ighlight/SimpleFragmentsBuilder.java</text:p>
          </table:table-cell>
          <table:table-cell office:value-type="string">
            <text:p>/lucene/dev/trunk/solr/src/java/org/apache/solr/highlight/ScoreOrderFragmentsBuil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DelimitedPayloadToke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DelimitedPayloadToken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BCDStrField.java</text:p>
          </table:table-cell>
          <table:table-cell office:value-type="string">
            <text:p>/lucene/dev/trunk/solr/src/java/org/apache/solr/response/Text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BCDStr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VectorsReader.java</text:p>
          </table:table-cell>
          <table:table-cell office:value-type="string">
            <text:p>/lucene/dev/trunk/lucene/src/java/org/apache/lucene/index/FieldsRe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contrib/queryparser/src/java/org/apache/lucene/queryParser/precedence/PrecedenceQueryParserConstants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precedence/PrecedenceQueryParserConstants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QParserPlugin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QParserPlugin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FieldStreamDataSource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FieldStreamDataSource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AddUpdateCommand.java</text:p>
          </table:table-cell>
          <table:table-cell office:value-type="string">
            <text:p>/lucene/dev/trunk/solr/contrib/dataimporthandler/src/main/java/org/apache/solr/handler/dataimport/Solr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pdate/AddUpdateCommand.java</text:p>
          </table:table-cell>
          <table:table-cell office:value-type="string">
            <text:p>/lucene/dev/trunk/solr/contrib/extraction/src/main/java/org/apache/solr/handler/extraction/ExtractingDocumentLo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CoordinateFieldType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CoordinateFieldType.java</text:p>
          </table:table-cell>
          <table:table-cell office:value-type="string">
            <text:p>/lucene/dev/trunk/solr/src/java/org/apache/solr/core/RefCntRamDire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Long.java</text:p>
          </table:table-cell>
          <table:table-cell office:value-type="string">
            <text:p>/lucene/dev/trunk/solr/src/java/org/apache/solr/analysis/Classic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MutableValueLong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cloud/DefaultConnectionStrategy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DefaultConnectionStrategy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NumericFieldCacheSource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NumericFieldCacheSource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DateResolutionFCListener.java</text:p>
          </table:table-cell>
          <table:table-cell office:value-type="string">
            <text:p>/lucene/dev/trunk/lucene/contrib/queryparser/src/java/org/apache/lucene/queryParser/core/nodes/QueryNod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DateResolutionFCListener.java</text:p>
          </table:table-cell>
          <table:table-cell office:value-type="string">
            <text:p>/lucene/dev/trunk/lucene/contrib/queryparser/src/java/org/apache/lucene/queryParser/core/nodes/QueryNode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TermsIndexWriterBas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TermsIndexWriterBas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automaton/Stat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MutableValueDate.java</text:p>
          </table:table-cell>
          <table:table-cell office:value-type="string">
            <text:p>/lucene/dev/trunk/solr/src/java/org/apache/solr/search/MutableValu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Date.java</text:p>
          </table:table-cell>
          <table:table-cell office:value-type="string">
            <text:p>/lucene/dev/trunk/solr/src/java/org/apache/solr/search/MutableValueDoubl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ru/Russian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sponse/SolrParamResourceLoader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TermQParserPlugin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TermQParserPlugin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ache/CachedArrayCreator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earch/cache/CachedArrayCreator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contrib/demo/src/java/org/apache/lucene/demo/IndexFiles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ies/src/java/org/apache/lucene/search/BoostingQuery.java</text:p>
          </table:table-cell>
          <table:table-cell office:value-type="string">
            <text:p>/lucene/dev/trunk/lucene/src/java/org/apache/lucene/search/ConstantScore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DeltaBytes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DeltaBytes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spatial/src/java/org/apache/lucene/spatial/tier/projections/SinusoidalProjector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ZkNodeProps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common/org/apache/solr/common/cloud/ZkNodeProps.java</text:p>
          </table:table-cell>
          <table:table-cell office:value-type="string">
            <text:p>/lucene/dev/trunk/lucene/src/java/org/apache/lucene/search/spans/SpanPayloadCheck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LineEntityProcesso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LineEntityProcesso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PostingsReaderBas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PostingsReaderBas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request/SolrQueryRequestBas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request/SolrQueryRequestBase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TermVectorsTermsWriter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common/org/apache/solr/common/params/GroupParams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params/GroupParams.java</text:p>
          </table:table-cell>
          <table:table-cell office:value-type="string">
            <text:p>/lucene/dev/trunk/solr/src/java/org/apache/solr/search/Grouping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NestedQParserPlugi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NestedQParserPlugin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function/ValueSource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search/function/ValueSource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lucene/src/java/org/apache/lucene/search/DefaultSimilarit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DefaultSimilarit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andler/component/HighlightComponent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function/Long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analysis/WikipediaTokenizerFactory.java</text:p>
          </table:table-cell>
          <table:table-cell office:value-type="string">
            <text:p>/lucene/dev/trunk/solr/src/java/org/apache/solr/analysis/SpanishLight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WikipediaTokenizerFactory.java</text:p>
          </table:table-cell>
          <table:table-cell office:value-type="string">
            <text:p>/lucene/dev/trunk/solr/src/java/org/apache/solr/analysis/StemmerOverride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tools/java/org/apache/lucene/analysis/standard/GenerateJflexTLDMacros.java</text:p>
          </table:table-cell>
          <table:table-cell office:value-type="string">
            <text:p>/lucene/dev/trunk/modules/analysis/common/src/java/org/apache/lucene/analysis/en/EnglishPossessive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tools/java/org/apache/lucene/analysis/standard/GenerateJflexTLDMacros.java</text:p>
          </table:table-cell>
          <table:table-cell office:value-type="string">
            <text:p>/lucene/dev/trunk/modules/analysis/common/src/java/org/apache/lucene/analysis/standard/StandardTokenizer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Scorer.java</text:p>
          </table:table-cell>
          <table:table-cell office:value-type="string">
            <text:p>/lucene/dev/trunk/lucene/src/java/org/apache/lucene/search/BooleanScorer2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admin/SolrInfoMBeanHandl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admin/SolrInfoMBeanHandler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automaton/fst/BytesRefFSTEnum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fst/BytesRefFSTEnum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DocValues.java</text:p>
          </table:table-cell>
          <table:table-cell office:value-type="string">
            <text:p>/lucene/dev/trunk/solr/src/java/org/apache/solr/search/SolrIndexSearch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patialFilterQParser.java</text:p>
          </table:table-cell>
          <table:table-cell office:value-type="string">
            <text:p>/lucene/dev/trunk/solr/src/java/org/apache/solr/analysis/BufferedTokenStrea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SpatialFilterQParser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WildcardQuery.java</text:p>
          </table:table-cell>
          <table:table-cell office:value-type="string">
            <text:p>/lucene/dev/trunk/solr/src/java/org/apache/solr/search/Solr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EdgeNGra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EdgeNGra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ore/SolrConfig.java</text:p>
          </table:table-cell>
          <table:table-cell office:value-type="string">
            <text:p>/lucene/dev/trunk/solr/src/java/org/apache/solr/handler/component/SpellCheckComponent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core/SolrConfig.java</text:p>
          </table:table-cell>
          <table:table-cell office:value-type="string">
            <text:p>/lucene/dev/trunk/solr/src/java/org/apache/solr/search/SolrIndexSearcher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queryParser/QueryParserBase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queryParser/QueryParserBase.java</text:p>
          </table:table-cell>
          <table:table-cell office:value-type="string">
            <text:p>/lucene/dev/trunk/lucene/contrib/queryparser/src/java/org/apache/lucene/queryParser/analyzing/AnalyzingQueryPars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search/spans/SpanFirstQuer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FirstQuery.java</text:p>
          </table:table-cell>
          <table:table-cell office:value-type="string">
            <text:p>/lucene/dev/trunk/lucene/src/java/org/apache/lucene/search/spans/SpanNear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ulsing/PulsingPostingsWriterImpl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handler/component/QueryComponent.java</text:p>
          </table:table-cell>
          <table:table-cell office:value-type="string">
            <text:p>/lucene/dev/trunk/lucene/contrib/spatial/src/java/org/apache/lucene/spatial/tier/DistanceFieldComparatorSource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/lucene/dev/trunk/solr/src/java/org/apache/solr/handler/component/QueryComponent.java</text:p>
          </table:table-cell>
          <table:table-cell office:value-type="string">
            <text:p>/lucene/dev/trunk/lucene/src/java/org/apache/lucene/search/FieldComparator.java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.090909090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/lucene/dev/trunk/modules/analysis/icu/src/java/org/apache/lucene/analysis/icu/segmentation/DefaultICUTokenizerConfig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icu/src/java/org/apache/lucene/analysis/icu/segmentation/DefaultICUTokenizerConfig.java</text:p>
          </table:table-cell>
          <table:table-cell office:value-type="string">
            <text:p>/lucene/dev/trunk/modules/analysis/common/src/java/org/apache/lucene/analysis/standard/StandardTokeni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SegmentReadState.java</text:p>
          </table:table-cell>
          <table:table-cell office:value-type="string">
            <text:p>/lucene/dev/trunk/lucene/src/java/org/apache/lucene/index/SegmentWrite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SegmentReadState.java</text:p>
          </table:table-cell>
          <table:table-cell office:value-type="string">
            <text:p>/lucene/dev/trunk/lucene/src/java/org/apache/lucene/index/codecs/FixedGapTermsIndex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Swedish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Swedish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TermFreqIterator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TermFreqIterator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HighlightingUtils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HighlightingUtils.java</text:p>
          </table:table-cell>
          <table:table-cell office:value-type="string">
            <text:p>/lucene/dev/trunk/solr/src/java/org/apache/solr/request/BinaryQuery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stempel/src/java/org/apache/lucene/analysis/pl/PolishAnalyzer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stempel/src/java/org/apache/lucene/analysis/pl/PolishAnalyzer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function/ScaleFloatFunction.java</text:p>
          </table:table-cell>
          <table:table-cell office:value-type="string">
            <text:p>/lucene/dev/trunk/lucene/src/java/org/apache/lucene/search/ConstantScoreQuer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update/processor/Lookup3Signatur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pdate/processor/Lookup3Signature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istance/SquaredEuclideanFunction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distance/SquaredEuclideanFunction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standard/StandardTokenizerImpl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62.5">
            <text:p>62.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lucene/src/java/org/apache/lucene/util/AttributeImpl.java</text:p>
          </table:table-cell>
          <table:table-cell office:value-type="string">
            <text:p>/lucene/dev/trunk/modules/analysis/icu/src/java/org/apache/lucene/analysis/icu/tokenattributes/ScriptAttribute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UnInvertedField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solr/src/java/org/apache/solr/request/UnInvertedField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src/java/org/apache/lucene/index/FreqProxTermsWriterPerField.java</text:p>
          </table:table-cell>
          <table:table-cell office:value-type="string">
            <text:p>/lucene/dev/trunk/lucene/src/java/org/apache/lucene/index/TermVectorsTermsWriterPerField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FieldInfos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modules/analysis/common/src/java/org/apache/lucene/analysis/core/LowerCaseTokenizer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re/LowerCaseTokenizer.java</text:p>
          </table:table-cell>
          <table:table-cell office:value-type="string">
            <text:p>/lucene/dev/trunk/modules/analysis/common/src/java/org/apache/lucene/analysis/commongrams/CommonGrams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.java</text:p>
          </table:table-cell>
          <table:table-cell office:value-type="string">
            <text:p>/lucene/dev/trunk/lucene/contrib/instantiated/src/java/org/apache/lucene/store/instantiated/InstantiatedIndex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Term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reflex/TermBuffer.java</text:p>
          </table:table-cell>
          <table:table-cell office:value-type="string">
            <text:p>/lucene/dev/trunk/lucene/src/java/org/apache/lucene/index/codecs/preflex/PreFlex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DeltaBytesWrit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DeltaBytesWrit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PowFloatFunction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PowFloatFunction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TermState.java</text:p>
          </table:table-cell>
          <table:table-cell office:value-type="string">
            <text:p>/lucene/dev/trunk/lucene/src/java/org/apache/lucene/index/codecs/PostingsReaderBase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util/automaton/fst/IntsRefFSTEnum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fst/IntsRefFSTEnum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PositionCheckQuery.java</text:p>
          </table:table-cell>
          <table:table-cell office:value-type="string">
            <text:p>/lucene/dev/trunk/lucene/src/java/org/apache/lucene/search/spans/SpanFirstQuery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pans/SpanPositionCheckQuer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modules/analysis/common/src/java/org/apache/lucene/analysis/core/LetterTokenizer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core/LetterTokenizer.java</text:p>
          </table:table-cell>
          <table:table-cell office:value-type="string">
            <text:p>/lucene/dev/trunk/modules/analysis/common/src/java/org/apache/lucene/analysis/commongrams/CommonGrams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MergePolicy.java</text:p>
          </table:table-cell>
          <table:table-cell office:value-type="string">
            <text:p>/lucene/dev/trunk/lucene/contrib/misc/src/java/org/apache/lucene/index/BalancedSegmentMergePolic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search/MaxNonCompetitiveBoostAttributeImpl.java</text:p>
          </table:table-cell>
          <table:table-cell office:value-type="string">
            <text:p>/lucene/dev/trunk/lucene/src/java/org/apache/lucene/search/BoostAttribute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common/org/apache/solr/common/cloud/Slice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Slice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HighFrequencyDictionary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HighFrequencyDictionary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StandardFilterFactory.java</text:p>
          </table:table-cell>
          <table:table-cell office:value-type="string">
            <text:p>/lucene/dev/trunk/solr/src/java/org/apache/solr/analysis/Classic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StandardFilterFactory.java</text:p>
          </table:table-cell>
          <table:table-cell office:value-type="string">
            <text:p>/lucene/dev/trunk/solr/src/java/org/apache/solr/analysis/EnglishPossessive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BasicOperations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automaton/BasicOperations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queries/src/java/org/apache/lucene/search/BooleanFilter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BooleanFilter.java</text:p>
          </table:table-cell>
          <table:table-cell office:value-type="string">
            <text:p>/lucene/dev/trunk/lucene/contrib/queries/src/java/org/apache/lucene/search/Duplicate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PositionRangeQuery.java</text:p>
          </table:table-cell>
          <table:table-cell office:value-type="string">
            <text:p>/lucene/dev/trunk/lucene/src/java/org/apache/lucene/search/spans/SpanFirst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spans/SpanPositionRangeQuery.java</text:p>
          </table:table-cell>
          <table:table-cell office:value-type="string">
            <text:p>/lucene/dev/trunk/lucene/src/java/org/apache/lucene/search/spans/SpanNearPayload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Long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Long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pelling/IndexBasedSpellChecker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request/SimpleFacets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solr/src/java/org/apache/solr/request/SimpleFacets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nodes/StandardBooleanQueryNod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FieldsReader.java</text:p>
          </table:table-cell>
          <table:table-cell office:value-type="string">
            <text:p>/lucene/dev/trunk/lucene/src/java/org/apache/lucene/index/TermVectorsRead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SegmentCodecs.java</text:p>
          </table:table-cell>
          <table:table-cell office:value-type="string">
            <text:p>/lucene/dev/trunk/lucene/src/java/org/apache/lucene/index/DocFieldProcesso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SegmentCodecs.java</text:p>
          </table:table-cell>
          <table:table-cell office:value-type="string">
            <text:p>/lucene/dev/trunk/lucene/src/java/org/apache/lucene/index/DocFieldProcessorPerThread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demo/src/java/org/apache/lucene/demo/HTMLDocument.java</text:p>
          </table:table-cell>
          <table:table-cell office:value-type="string">
            <text:p>/lucene/dev/trunk/lucene/contrib/demo/src/java/org/apache/lucene/demo/FileDocument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demo/src/java/org/apache/lucene/demo/HTMLDocument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KeywordMarkerFilterFactory.java</text:p>
          </table:table-cell>
          <table:table-cell office:value-type="string">
            <text:p>/lucene/dev/trunk/solr/src/java/org/apache/solr/analysis/Ind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KeywordMarkerFilterFactory.java</text:p>
          </table:table-cell>
          <table:table-cell office:value-type="string">
            <text:p>/lucene/dev/trunk/solr/src/java/org/apache/solr/analysis/Indonesian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TotalHitCountCollector.java</text:p>
          </table:table-cell>
          <table:table-cell office:value-type="string">
            <text:p>/lucene/dev/trunk/lucene/src/java/org/apache/lucene/search/TopFieldCollect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StringIndexDocValues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chema/BinaryField.java</text:p>
          </table:table-cell>
          <table:table-cell office:value-type="string">
            <text:p>/lucene/dev/trunk/lucene/src/java/org/apache/lucene/index/codecs/preflex/SegmentTermPositions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andler/component/PivotFacetHelper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chema/SpatialQueryable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SpatialQueryable.java</text:p>
          </table:table-cell>
          <table:table-cell office:value-type="string">
            <text:p>/lucene/dev/trunk/solr/src/java/org/apache/solr/core/RefCntRamDire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BlockTerms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BlockTerms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request/SolrQueryRequest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SolrQueryRequest.java</text:p>
          </table:table-cell>
          <table:table-cell office:value-type="string">
            <text:p>/lucene/dev/trunk/solr/src/java/org/apache/solr/request/SolrQueryRequestBa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atial/src/java/org/apache/lucene/spatial/geohash/GeoHashDistance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spatial/src/java/org/apache/lucene/spatial/geohash/GeoHashDistance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ortugueseMinimal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ortugueseMinimal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atternReplaceFilterFactory.java</text:p>
          </table:table-cell>
          <table:table-cell office:value-type="string">
            <text:p>/lucene/dev/trunk/solr/src/java/org/apache/solr/analysis/Pattern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atternReplaceFilterFactory.java</text:p>
          </table:table-cell>
          <table:table-cell office:value-type="string">
            <text:p>/lucene/dev/trunk/solr/src/java/org/apache/solr/analysis/PortugueseLight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zech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Czech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QueryWrapper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QueryWrapper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JsonLoader.java</text:p>
          </table:table-cell>
          <table:table-cell office:value-type="string">
            <text:p>/lucene/dev/trunk/solr/contrib/dataimporthandler/src/main/java/org/apache/solr/handler/dataimport/SolrWrit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handler/JsonLoader.java</text:p>
          </table:table-cell>
          <table:table-cell office:value-type="string">
            <text:p>/lucene/dev/trunk/solr/contrib/extraction/src/main/java/org/apache/solr/handler/extraction/ExtractingDocumentLoad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codecs/sep/SepPostingsReaderImpl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src/java/org/apache/lucene/index/codecs/sep/SepPostingsReaderImpl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.285714285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/lucene/dev/trunk/lucene/src/java/org/apache/lucene/search/SortField.java</text:p>
          </table:table-cell>
          <table:table-cell office:value-type="string">
            <text:p>/lucene/dev/trunk/lucene/contrib/queries/src/java/org/apache/lucene/search/regex/RegexCapabilities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FieldsWriter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MultiTermQueryWrapper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13.3333333333333">
            <text:p>13.333333333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/lucene/dev/trunk/solr/src/java/org/apache/solr/search/function/Int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earch/function/Int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solrj/org/apache/solr/client/solrj/impl/CloudSolrServe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impl/CloudSolrServer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CodecProvider.java</text:p>
          </table:table-cell>
          <table:table-cell office:value-type="string">
            <text:p>/lucene/dev/trunk/lucene/contrib/benchmark/src/java/org/apache/lucene/benchmark/byTask/tasks/CreateIndexTask.java</text:p>
          </table:table-cell>
          <table:table-cell office:value-type="float" office:value="0">
            <text:p>0</text:p>
          </table:table-cell>
          <table:table-cell office:value-type="float" office:value="30.7692307692308">
            <text:p>30.769230769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/lucene/dev/trunk/lucene/src/java/org/apache/lucene/search/spans/SpanOrQuery.java</text:p>
          </table:table-cell>
          <table:table-cell office:value-type="string">
            <text:p>/lucene/dev/trunk/lucene/src/java/org/apache/lucene/search/spans/SpanMultiTermQueryWrapp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SolrQueryResponse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SolrQueryResponse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AutomatonTermsEnum.java</text:p>
          </table:table-cell>
          <table:table-cell office:value-type="string">
            <text:p>/lucene/dev/trunk/lucene/src/java/org/apache/lucene/search/AutomatonQuery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search/AutomatonTermsEnum.java</text:p>
          </table:table-cell>
          <table:table-cell office:value-type="string">
            <text:p>/lucene/dev/trunk/lucene/src/java/org/apache/lucene/search/FuzzyTerm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analysis/IndicTokeniz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LiteralValueSource.java</text:p>
          </table:table-cell>
          <table:table-cell office:value-type="string">
            <text:p>/lucene/dev/trunk/solr/src/java/org/apache/solr/handler/component/TermVector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function/LiteralValueSource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ersianCharFilterFactory.java</text:p>
          </table:table-cell>
          <table:table-cell office:value-type="string">
            <text:p>/lucene/dev/trunk/solr/src/java/org/apache/solr/analysis/Porter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mpoundFileReader.java</text:p>
          </table:table-cell>
          <table:table-cell office:value-type="string">
            <text:p>/lucene/dev/trunk/lucene/src/java/org/apache/lucene/analysis/Tokeniz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common/org/apache/solr/common/cloud/SolrZooKeepe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SolrZooKeeper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ache/ShortValuesCreator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ShortValuesCreator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andler/SnapPuller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ShortField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earch/function/Short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response/GenericBinaryResponseWriter.java</text:p>
          </table:table-cell>
          <table:table-cell office:value-type="string">
            <text:p>/lucene/dev/trunk/solr/src/java/org/apache/solr/analysis/BufferedToken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sponse/GenericBinaryResponseWriter.java</text:p>
          </table:table-cell>
          <table:table-cell office:value-type="string">
            <text:p>/lucene/dev/trunk/solr/src/java/org/apache/solr/response/GenericText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precedence/ParseException.java</text:p>
          </table:table-cell>
          <table:table-cell office:value-type="string">
            <text:p>/lucene/dev/trunk/lucene/contrib/queryparser/src/java/org/apache/lucene/queryParser/precedence/Precedence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SolrIndexConfig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pdate/SolrIndexConfig.java</text:p>
          </table:table-cell>
          <table:table-cell office:value-type="string">
            <text:p>/lucene/dev/trunk/lucene/contrib/misc/src/java/org/apache/lucene/index/FieldNormModifi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uggest/jaspell/JaspellLookup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jaspell/JaspellLookup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spatial/src/java/org/apache/lucene/spatial/tier/CartesianShape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spatial/src/java/org/apache/lucene/spatial/tier/CartesianShapeFilter.java</text:p>
          </table:table-cell>
          <table:table-cell office:value-type="string">
            <text:p>/lucene/dev/trunk/lucene/contrib/queries/src/java/org/apache/lucene/search/Chained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ulsing/PulsingCodec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codecs/pulsing/PulsingCodec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contrib/queries/src/java/org/apache/lucene/search/regex/RegexTermsEnum.java</text:p>
          </table:table-cell>
          <table:table-cell office:value-type="string">
            <text:p>/lucene/dev/trunk/lucene/contrib/queries/src/java/org/apache/lucene/search/regex/Regex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DateMathParser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DateMathParser.java</text:p>
          </table:table-cell>
          <table:table-cell office:value-type="string">
            <text:p>/lucene/dev/trunk/solr/src/java/org/apache/solr/core/RefCntRamDire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RunAutomaton.java</text:p>
          </table:table-cell>
          <table:table-cell office:value-type="string">
            <text:p>/lucene/dev/trunk/lucene/src/java/org/apache/lucene/search/AutomatonQue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automaton/RunAutomaton.java</text:p>
          </table:table-cell>
          <table:table-cell office:value-type="string">
            <text:p>/lucene/dev/trunk/lucene/src/java/org/apache/lucene/util/automaton/Automaton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nl/DutchAnalyz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analysis/Galician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alician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BlockTermsWrit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BlockTermsWrit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SortableLongField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analysis/ISOLatin1AccentFilterFactory.java</text:p>
          </table:table-cell>
          <table:table-cell office:value-type="string">
            <text:p>/lucene/dev/trunk/solr/src/java/org/apache/solr/schema/BinaryField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ISOLatin1AccentFilterFactory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ArabicStemFilterFactory.java</text:p>
          </table:table-cell>
          <table:table-cell office:value-type="string">
            <text:p>/lucene/dev/trunk/solr/src/java/org/apache/solr/analysis/Brazilian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sponse/PageTool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sponse/PageTool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RemoveDuplicatesTokenFilterFactory.java</text:p>
          </table:table-cell>
          <table:table-cell office:value-type="string">
            <text:p>/lucene/dev/trunk/solr/src/java/org/apache/solr/analysis/PatternReplace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RemoveDuplicatesTokenFilterFactory.java</text:p>
          </table:table-cell>
          <table:table-cell office:value-type="string">
            <text:p>/lucene/dev/trunk/solr/src/java/org/apache/solr/analysis/Pattern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SpellCheckerRequestHandl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IndonesianStem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analysis/Indonesian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core/RAMDirectory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core/RAMDirectoryFactory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codecs/intblock/FixedIntBlockIndexInput.java</text:p>
          </table:table-cell>
          <table:table-cell office:value-type="string">
            <text:p>/lucene/dev/trunk/lucene/src/java/org/apache/lucene/index/codecs/intblock/VariableIntBlockIndexInpu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misc/src/java/org/apache/lucene/misc/SweetSpotSimilarit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misc/src/java/org/apache/lucene/misc/SweetSpotSimilarity.java</text:p>
          </table:table-cell>
          <table:table-cell office:value-type="string">
            <text:p>/lucene/dev/trunk/lucene/contrib/misc/src/java/org/apache/lucene/index/FieldNormModifi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ort.java</text:p>
          </table:table-cell>
          <table:table-cell office:value-type="string">
            <text:p>/lucene/dev/trunk/lucene/src/java/org/apache/lucene/document/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OrdTermState.java</text:p>
          </table:table-cell>
          <table:table-cell office:value-type="string">
            <text:p>/lucene/dev/trunk/lucene/src/java/org/apache/lucene/index/codecs/pulsing/PulsingPostingsReader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CachingWrapper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CachingWrapper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NumberFormatTransformer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NumberFormatTransformer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ltiCollector.java</text:p>
          </table:table-cell>
          <table:table-cell office:value-type="string">
            <text:p>/lucene/dev/trunk/solr/src/java/org/apache/solr/handler/component/QueryComponent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MultiCollector.java</text:p>
          </table:table-cell>
          <table:table-cell office:value-type="string">
            <text:p>/lucene/dev/trunk/solr/src/java/org/apache/solr/search/SolrIndexSearch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pans/SpanNearQuery.java</text:p>
          </table:table-cell>
          <table:table-cell office:value-type="string">
            <text:p>/lucene/dev/trunk/lucene/src/java/org/apache/lucene/search/spans/SpanFirst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SpanNearQuery.java</text:p>
          </table:table-cell>
          <table:table-cell office:value-type="string">
            <text:p>/lucene/dev/trunk/lucene/src/java/org/apache/lucene/search/spans/SpanPositionCheckQue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wikipedia/WikipediaTokenizerImpl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wikipedia/WikipediaTokenizerImpl.java</text:p>
          </table:table-cell>
          <table:table-cell office:value-type="string">
            <text:p>/lucene/dev/trunk/modules/analysis/common/src/java/org/apache/lucene/analysis/standard/StandardTokeniz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FixedGapTermsIndexReader.java</text:p>
          </table:table-cell>
          <table:table-cell office:value-type="string">
            <text:p>/lucene/dev/trunk/lucene/contrib/misc/src/java/org/apache/lucene/index/codecs/appending/AppendingCodec.java</text:p>
          </table:table-cell>
          <table:table-cell office:value-type="float" office:value="0">
            <text:p>0</text:p>
          </table:table-cell>
          <table:table-cell office:value-type="float" office:value="42.8571428571429">
            <text:p>42.857142857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index/codecs/FixedGapTermsIndexReader.java</text:p>
          </table:table-cell>
          <table:table-cell office:value-type="string">
            <text:p>/lucene/dev/trunk/lucene/contrib/misc/src/java/org/apache/lucene/index/codecs/appending/AppendingTermsDictReader.java</text:p>
          </table:table-cell>
          <table:table-cell office:value-type="float" office:value="0">
            <text:p>0</text:p>
          </table:table-cell>
          <table:table-cell office:value-type="float" office:value="42.8571428571429">
            <text:p>42.857142857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update/SolrIndexWriter.java</text:p>
          </table:table-cell>
          <table:table-cell office:value-type="string">
            <text:p>/lucene/dev/trunk/lucene/src/java/org/apache/lucene/index/codecs/preflex/SegmentTermPositions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Binary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Binary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MissingStringLastComparatorSource.java</text:p>
          </table:table-cell>
          <table:table-cell office:value-type="string">
            <text:p>/lucene/dev/trunk/lucene/contrib/spatial/src/java/org/apache/lucene/spatial/tier/DistanceFieldComparatorSource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search/MissingStringLastComparatorSource.java</text:p>
          </table:table-cell>
          <table:table-cell office:value-type="string">
            <text:p>/lucene/dev/trunk/lucene/src/java/org/apache/lucene/search/FieldComparato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spelling/suggest/BufferingTermFreqIteratorWrapper.java</text:p>
          </table:table-cell>
          <table:table-cell office:value-type="string">
            <text:p>/lucene/dev/trunk/solr/src/java/org/apache/solr/spelling/AbstractLuceneSpellCheck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uggest/BufferingTermFreqIteratorWrapper.java</text:p>
          </table:table-cell>
          <table:table-cell office:value-type="string">
            <text:p>/lucene/dev/trunk/solr/src/java/org/apache/solr/spelling/IndexBasedSpellCheck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analysis/Tokenizer.java</text:p>
          </table:table-cell>
          <table:table-cell office:value-type="string">
            <text:p>/lucene/dev/trunk/lucene/src/java/org/apache/lucene/index/CompoundFileReader.java</text:p>
          </table:table-cell>
          <table:table-cell office:value-type="float" office:value="0">
            <text:p>0</text:p>
          </table:table-cell>
          <table:table-cell office:value-type="float" office:value="18.1818181818182">
            <text:p>18.18181818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/lucene/dev/trunk/modules/analysis/common/src/java/org/apache/lucene/analysis/ar/ArabicAnalyz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solrj/org/apache/solr/client/solrj/StreamingResponseCallback.java</text:p>
          </table:table-cell>
          <table:table-cell office:value-type="string">
            <text:p>/lucene/dev/trunk/solr/src/solrj/org/apache/solr/client/solrj/impl/StreamingBinaryResponse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DisMaxQParserPlugin.java</text:p>
          </table:table-cell>
          <table:table-cell office:value-type="string">
            <text:p>/lucene/dev/trunk/solr/src/java/org/apache/solr/search/ValueSource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Double.java</text:p>
          </table:table-cell>
          <table:table-cell office:value-type="string">
            <text:p>/lucene/dev/trunk/solr/src/java/org/apache/solr/search/MutableValu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MutableValueDouble.java</text:p>
          </table:table-cell>
          <table:table-cell office:value-type="string">
            <text:p>/lucene/dev/trunk/solr/src/java/org/apache/solr/search/MutableValueD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Russian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Russian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string">
            <text:p>/lucene/dev/trunk/lucene/contrib/instantiated/src/java/org/apache/lucene/store/instantiated/InstantiatedIndexReader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lucene/src/java/org/apache/lucene/index/DocFieldProcessor.java</text:p>
          </table:table-cell>
          <table:table-cell office:value-type="string">
            <text:p>/lucene/dev/trunk/lucene/src/java/org/apache/lucene/index/DocFieldConsum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util/automaton/fst/Builder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util/automaton/fst/Builder.java</text:p>
          </table:table-cell>
          <table:table-cell office:value-type="string">
            <text:p>/lucene/dev/trunk/lucene/src/java/org/apache/lucene/util/ArrayUtil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chema/DateField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SolrWriter.java</text:p>
          </table:table-cell>
          <table:table-cell office:value-type="string">
            <text:p>/lucene/dev/trunk/solr/contrib/extraction/src/main/java/org/apache/solr/handler/extraction/ExtractingDocumentLoad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queryParser/Token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queryParser/Token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Hindi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Hindi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FieldType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solr/src/java/org/apache/solr/schema/FieldType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/lucene/dev/trunk/modules/analysis/common/src/java/org/apache/lucene/analysis/en/English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en/English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earch/SolrFil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SolrFilter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FilteredTermsEnum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57.1428571428571">
            <text:p>57.14285714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lucene/src/java/org/apache/lucene/search/FilteredTermsEnum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57.1428571428571">
            <text:p>57.14285714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chema/BCDLongField.java</text:p>
          </table:table-cell>
          <table:table-cell office:value-type="string">
            <text:p>/lucene/dev/trunk/solr/src/java/org/apache/solr/response/TextResponse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BCDLong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ortugueseStemFilterFactory.java</text:p>
          </table:table-cell>
          <table:table-cell office:value-type="string">
            <text:p>/lucene/dev/trunk/solr/src/java/org/apache/solr/analysis/Galician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ortugueseStemFilterFactory.java</text:p>
          </table:table-cell>
          <table:table-cell office:value-type="string">
            <text:p>/lucene/dev/trunk/solr/src/java/org/apache/solr/analysis/PersianChar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ies/src/java/org/apache/lucene/search/ChainedFilter.java</text:p>
          </table:table-cell>
          <table:table-cell office:value-type="string">
            <text:p>/lucene/dev/trunk/lucene/contrib/queries/src/java/org/apache/lucene/search/DuplicateFil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andler/SnapShooter.java</text:p>
          </table:table-cell>
          <table:table-cell office:value-type="string">
            <text:p>/lucene/dev/trunk/solr/src/java/org/apache/solr/handler/AnalysisRequestHandlerBas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andler/SnapShooter.java</text:p>
          </table:table-cell>
          <table:table-cell office:value-type="string">
            <text:p>/lucene/dev/trunk/solr/src/java/org/apache/solr/handler/DocumentAnalysisRequest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queryParser/QueryParserConstants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queryParser/QueryParserConstants.java</text:p>
          </table:table-cell>
          <table:table-cell office:value-type="string">
            <text:p>/lucene/dev/trunk/lucene/src/java/org/apache/lucene/queryParser/QueryParserToke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cz/CzechAnalyz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handler/component/SpellCheckComponent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search/cache/LongValuesCreator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LongValuesCreator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core/CoreContainer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solr/src/common/org/apache/solr/common/util/NamedList.java</text:p>
          </table:table-cell>
          <table:table-cell office:value-type="string">
            <text:p>/lucene/dev/trunk/solr/src/java/org/apache/solr/core/SolrCor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util/NamedList.java</text:p>
          </table:table-cell>
          <table:table-cell office:value-type="string">
            <text:p>/lucene/dev/trunk/solr/src/java/org/apache/solr/handler/admin/SolrInfoMBeanHandl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misc/src/java/org/apache/lucene/index/codecs/appending/AppendingCodec.java</text:p>
          </table:table-cell>
          <table:table-cell office:value-type="string">
            <text:p>/lucene/dev/trunk/lucene/contrib/misc/src/java/org/apache/lucene/index/codecs/appending/AppendingTermsDictWriter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EntityProcessorBase.java</text:p>
          </table:table-cell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contrib/dataimporthandler/src/main/java/org/apache/solr/handler/dataimport/EntityProcessorBase.java</text:p>
          </table:table-cell>
          <table:table-cell office:value-type="string">
            <text:p>/lucene/dev/trunk/solr/contrib/dataimporthandler/src/extras/main/java/org/apache/solr/handler/dataimport/TikaEntityProcesso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simpletext/SimpleTextFieldsWriter.java</text:p>
          </table:table-cell>
          <table:table-cell office:value-type="string">
            <text:p>/lucene/dev/trunk/lucene/src/java/org/apache/lucene/index/SegmentWriteStat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index/codecs/simpletext/SimpleTextFieldsWriter.java</text:p>
          </table:table-cell>
          <table:table-cell office:value-type="string">
            <text:p>/lucene/dev/trunk/lucene/src/java/org/apache/lucene/index/codecs/FixedGapTermsIndexWriter.java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modules/analysis/common/src/java/org/apache/lucene/analysis/eu/BasqueAnalyzer.java</text:p>
          </table:table-cell>
          <table:table-cell office:value-type="string">
            <text:p>/lucene/dev/trunk/modules/analysis/common/src/java/org/apache/lucene/analysis/hy/Armen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MaxNonCompetitiveBoostAttribute.java</text:p>
          </table:table-cell>
          <table:table-cell office:value-type="string">
            <text:p>/lucene/dev/trunk/lucene/src/java/org/apache/lucene/search/BoostAttribu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lucli/src/java/lucli/LuceneMethods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lucli/src/java/lucli/LuceneMethods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spans/FieldMaskingSpanQuery.java</text:p>
          </table:table-cell>
          <table:table-cell office:value-type="string">
            <text:p>/lucene/dev/trunk/lucene/contrib/queries/src/java/org/apache/lucene/search/BoostingQuery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ScoreDoc.java</text:p>
          </table:table-cell>
          <table:table-cell office:value-type="string">
            <text:p>/lucene/dev/trunk/lucene/src/java/org/apache/lucene/document/Docum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index/Terms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Terms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solrj/org/apache/solr/client/solrj/impl/LBHttpSolrServ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solrj/org/apache/solr/client/solrj/impl/LBHttpSolrServ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search/cache/FloatValuesCreator.java</text:p>
          </table:table-cell>
          <table:table-cell office:value-type="string">
            <text:p>/lucene/dev/trunk/lucene/src/java/org/apache/lucene/search/cache/ByteValuesCre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cache/FloatValuesCreator.java</text:p>
          </table:table-cell>
          <table:table-cell office:value-type="string">
            <text:p>/lucene/dev/trunk/lucene/src/java/org/apache/lucene/search/cache/CachedArray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contrib/spellchecker/src/java/org/apache/lucene/search/spell/SuggestWord.java</text:p>
          </table:table-cell>
          <table:table-cell office:value-type="string">
            <text:p>/lucene/dev/trunk/solr/src/java/org/apache/solr/handler/component/SpellCheckComponent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chema/Bool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Bool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ShortField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schema/ShortField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28.5714285714286">
            <text:p>28.57142857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/lucene/dev/trunk/solr/src/java/org/apache/solr/analysis/GreekLowerCase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reekLowerCase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util/DisMaxParams.java</text:p>
          </table:table-cell>
          <table:table-cell office:value-type="string">
            <text:p>/lucene/dev/trunk/solr/src/java/org/apache/solr/util/BitSetIterato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util/DisMaxParams.java</text:p>
          </table:table-cell>
          <table:table-cell office:value-type="string">
            <text:p>/lucene/dev/trunk/solr/src/java/org/apache/solr/util/HighlightingUtil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LimitTokenCountFilterFactory.java</text:p>
          </table:table-cell>
          <table:table-cell office:value-type="string">
            <text:p>/lucene/dev/trunk/solr/src/java/org/apache/solr/analysis/Classic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LimitTokenCountFilterFactory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util/IntsRef.java</text:p>
          </table:table-cell>
          <table:table-cell office:value-type="string">
            <text:p>/lucene/dev/trunk/lucene/src/java/org/apache/lucene/index/codecs/simpletext/SimpleTextFieldsRead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util/IntsRef.java</text:p>
          </table:table-cell>
          <table:table-cell office:value-type="string">
            <text:p>/lucene/dev/trunk/lucene/src/java/org/apache/lucene/util/automaton/BasicOperation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PortugueseLight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PortugueseLight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highlight/SingleFragListBuilder.java</text:p>
          </table:table-cell>
          <table:table-cell office:value-type="string">
            <text:p>/lucene/dev/trunk/solr/src/java/org/apache/solr/analysis/Classic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highlight/SingleFragListBuilder.java</text:p>
          </table:table-cell>
          <table:table-cell office:value-type="string">
            <text:p>/lucene/dev/trunk/solr/src/java/org/apache/solr/analysis/Classic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spelling/suggest/Suggester.java</text:p>
          </table:table-cell>
          <table:table-cell office:value-type="string">
            <text:p>/lucene/dev/trunk/solr/src/java/org/apache/solr/handler/component/SpellCheckComponent.java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.22222222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/lucene/dev/trunk/solr/src/java/org/apache/solr/search/function/FileFloatSource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solr/src/java/org/apache/solr/search/function/FileFloat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src/java/org/apache/lucene/index/FreqProxTermsWrit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lucene/src/java/org/apache/lucene/index/FreqProxTermsWriter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/lucene/dev/trunk/solr/src/java/org/apache/solr/schema/BCDIntField.java</text:p>
          </table:table-cell>
          <table:table-cell office:value-type="string">
            <text:p>/lucene/dev/trunk/solr/src/java/org/apache/solr/response/JSON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BCDIntField.java</text:p>
          </table:table-cell>
          <table:table-cell office:value-type="string">
            <text:p>/lucene/dev/trunk/solr/src/java/org/apache/solr/response/XML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wordnet/src/java/org/apache/lucene/wordnet/SynExpand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wordnet/src/java/org/apache/lucene/wordnet/SynExpand.java</text:p>
          </table:table-cell>
          <table:table-cell office:value-type="string">
            <text:p>/lucene/dev/trunk/lucene/contrib/lucli/src/java/lucli/LuceneMethod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BoostMapFCListener.java</text:p>
          </table:table-cell>
          <table:table-cell office:value-type="string">
            <text:p>/lucene/dev/trunk/lucene/contrib/queryparser/src/java/org/apache/lucene/queryParser/core/nodes/QueryNod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config/FieldBoostMapFCListener.java</text:p>
          </table:table-cell>
          <table:table-cell office:value-type="string">
            <text:p>/lucene/dev/trunk/lucene/contrib/queryparser/src/java/org/apache/lucene/queryParser/core/nodes/QueryNodeImpl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rocessors/LowercaseExpandedTermsQueryNodeProcessor.java</text:p>
          </table:table-cell>
          <table:table-cell office:value-type="string">
            <text:p>/lucene/dev/trunk/lucene/src/java/org/apache/lucene/queryParser/QueryPars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rocessors/LowercaseExpandedTermsQueryNodeProcessor.java</text:p>
          </table:table-cell>
          <table:table-cell office:value-type="string">
            <text:p>/lucene/dev/trunk/lucene/src/java/org/apache/lucene/queryParser/QueryParserToke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request/RubyResponseWriter.java</text:p>
          </table:table-cell>
          <table:table-cell office:value-type="string">
            <text:p>/lucene/dev/trunk/solr/src/java/org/apache/solr/handler/AnalysisRequestHandl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request/RubyResponseWriter.java</text:p>
          </table:table-cell>
          <table:table-cell office:value-type="string">
            <text:p>/lucene/dev/trunk/solr/src/java/org/apache/solr/highlight/DefaultSolrHighligh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ostingsWriterBase.java</text:p>
          </table:table-cell>
          <table:table-cell office:value-type="string">
            <text:p>/lucene/dev/trunk/lucene/contrib/instantiated/src/java/org/apache/lucene/store/instantiated/InstantiatedTermsEnum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index/codecs/PostingsWriterBase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earch/function/ValueSourceRangeFilter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earch/function/ValueSourceRangeFilter.java</text:p>
          </table:table-cell>
          <table:table-cell office:value-type="string">
            <text:p>/lucene/dev/trunk/lucene/contrib/instantiated/src/java/org/apache/lucene/store/instantiated/InstantiatedDocsAndPositionsEnum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common/org/apache/solr/common/cloud/ZkClientConnectionStrategy.java</text:p>
          </table:table-cell>
          <table:table-cell office:value-type="string">
            <text:p>/lucene/dev/trunk/solr/src/common/org/apache/solr/common/cloud/CloudState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common/org/apache/solr/common/cloud/ZkClientConnectionStrategy.java</text:p>
          </table:table-cell>
          <table:table-cell office:value-type="string">
            <text:p>/lucene/dev/trunk/solr/src/common/org/apache/solr/common/cloud/ConnectionManag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Elision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Elision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standard/StandardAnalyzer.java</text:p>
          </table:table-cell>
          <table:table-cell office:value-type="string">
            <text:p>/lucene/dev/trunk/modules/analysis/common/src/java/org/apache/lucene/analysis/bg/Bulgar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standard/Standard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extraction/src/main/java/org/apache/solr/handler/extraction/ExtractingDocumentLoader.java</text:p>
          </table:table-cell>
          <table:table-cell office:value-type="string">
            <text:p>/lucene/dev/trunk/solr/contrib/dataimporthandler/src/main/java/org/apache/solr/handler/dataimport/SolrWriter.java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/lucene/dev/trunk/lucene/contrib/demo/src/java/org/apache/lucene/demo/FileDocument.java</text:p>
          </table:table-cell>
          <table:table-cell office:value-type="string">
            <text:p>/lucene/dev/trunk/lucene/contrib/demo/src/java/org/apache/lucene/demo/SearchFiles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src/java/org/apache/lucene/search/ConjunctionScorer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reekStemFilterFactory.java</text:p>
          </table:table-cell>
          <table:table-cell office:value-type="string">
            <text:p>/lucene/dev/trunk/solr/src/java/org/apache/solr/analysis/ArabicNormalization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GreekStemFilterFactory.java</text:p>
          </table:table-cell>
          <table:table-cell office:value-type="string">
            <text:p>/lucene/dev/trunk/solr/src/java/org/apache/solr/analysis/ArabicStemFilt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analysis/ChineseFilterFactory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src/java/org/apache/solr/analysis/ChineseFilterFactory.java</text:p>
          </table:table-cell>
          <table:table-cell office:value-type="string">
            <text:p>/lucene/dev/trunk/solr/src/java/org/apache/solr/analysis/ChineseTokenizerFactory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PhraseQuer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6.6666666666667">
            <text:p>16.66666666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search/Phrase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33.3333333333333">
            <text:p>33.333333333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/lucene/dev/trunk/lucene/src/java/org/apache/lucene/search/function/CustomScore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lucene/src/java/org/apache/lucene/search/function/CustomScore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lucene/dev/trunk/solr/src/java/org/apache/solr/search/function/FloatFieldSource.java</text:p>
          </table:table-cell>
          <table:table-cell office:value-type="string">
            <text:p>/lucene/dev/trunk/lucene/src/java/org/apache/lucene/search/function/MultiValueSource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modules/analysis/common/src/java/org/apache/lucene/analysis/standard/UAX29URLEmailTokenizer.java</text:p>
          </table:table-cell>
          <table:table-cell office:value-type="string">
            <text:p>/lucene/dev/trunk/modules/analysis/common/src/java/org/apache/lucene/analysis/standard/ClassicTokenizerImpl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standard/UAX29URLEmailTokenizer.java</text:p>
          </table:table-cell>
          <table:table-cell office:value-type="string">
            <text:p>/lucene/dev/trunk/modules/analysis/common/src/java/org/apache/lucene/analysis/standard/StandardTokeniz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AbstractSubTypeFieldType.java</text:p>
          </table:table-cell>
          <table:table-cell office:value-type="string">
            <text:p>/lucene/dev/trunk/solr/src/java/org/apache/solr/analysis/ArabicLetterTokeniz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chema/AbstractSubTypeFieldType.java</text:p>
          </table:table-cell>
          <table:table-cell office:value-type="string">
            <text:p>/lucene/dev/trunk/solr/src/java/org/apache/solr/analysis/HyphenationCompoundWordTokenFilterFactory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ParseException.java</text:p>
          </table:table-cell>
          <table:table-cell office:value-type="string">
            <text:p>/lucene/dev/trunk/lucene/contrib/queryparser/src/java/org/apache/lucene/queryParser/precedence/CharStream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contrib/queryparser/src/java/org/apache/lucene/queryParser/standard/parser/ParseException.java</text:p>
          </table:table-cell>
          <table:table-cell office:value-type="string">
            <text:p>/lucene/dev/trunk/lucene/contrib/queryparser/src/java/org/apache/lucene/queryParser/precedence/ParseException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earch/DisjunctionMaxQuery.java</text:p>
          </table:table-cell>
          <table:table-cell office:value-type="string">
            <text:p>/lucene/dev/trunk/lucene/contrib/memory/src/java/org/apache/lucene/index/memory/MemoryIndex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lucene/src/java/org/apache/lucene/search/DisjunctionMaxQuery.java</text:p>
          </table:table-cell>
          <table:table-cell office:value-type="string">
            <text:p>/lucene/dev/trunk/lucene/contrib/queries/src/java/org/apache/lucene/search/BooleanFilter.java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/lucene/dev/trunk/solr/src/java/org/apache/solr/spelling/suggest/tst/TernaryTreeNode.java</text:p>
          </table:table-cell>
          <table:table-cell office:value-type="string">
            <text:p>/lucene/dev/trunk/solr/src/java/org/apache/solr/analysis/BufferedTokenStream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solr/src/java/org/apache/solr/spelling/suggest/tst/TernaryTreeNode.java</text:p>
          </table:table-cell>
          <table:table-cell office:value-type="string">
            <text:p>/lucene/dev/trunk/solr/src/java/org/apache/solr/response/GenericBinaryResponseWriter.java</text:p>
          </table:table-cell>
          <table:table-cell office:value-type="float" office:value="0">
            <text:p>0</text:p>
          </table:table-cell>
          <table:table-cell office:value-type="float" office:value="66.6666666666667">
            <text:p>66.666666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/lucene/dev/trunk/modules/analysis/common/src/java/org/apache/lucene/analysis/bg/BulgarianAnalyzer.java</text:p>
          </table:table-cell>
          <table:table-cell office:value-type="string">
            <text:p>/lucene/dev/trunk/modules/analysis/common/src/java/org/apache/lucene/analysis/br/Brazilian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modules/analysis/common/src/java/org/apache/lucene/analysis/bg/BulgarianAnalyzer.java</text:p>
          </table:table-cell>
          <table:table-cell office:value-type="string">
            <text:p>/lucene/dev/trunk/modules/analysis/common/src/java/org/apache/lucene/analysis/cz/CzechAnalyz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lucene/src/java/org/apache/lucene/store/FileSwitchDirectory.java</text:p>
          </table:table-cell>
          <table:table-cell office:value-type="string">
            <text:p>/lucene/dev/trunk/lucene/contrib/instantiated/src/java/org/apache/lucene/store/instantiated/InstantiatedIndexWrit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/lucene/dev/trunk/solr/contrib/dataimporthandler/src/extras/main/java/org/apache/solr/handler/dataimport/MailEntityProcessor.java</text:p>
          </table:table-cell>
          <table:table-cell office:value-type="string">
            <text:p>/lucene/dev/trunk/solr/contrib/dataimporthandler/src/main/java/org/apache/solr/handler/dataimport/ClobTransformer.java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F129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0T18:19:58</dc:date>
    <dc:creator>root </dc:creator>
    <meta:document-statistic meta:table-count="1" meta:cell-count="7770" meta:object-count="0"/>
    <meta:generator>LibreOffice/4.0.4.2$Linux_X86_64 LibreOffice_project/400m0$Build-2</meta:generator>
  </office:meta>
</office:document-meta>
</file>